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86.59mm"/>
    </style:style>
    <style:style style:name="co4" style:family="table-column">
      <style:table-column-properties fo:break-before="auto" style:column-width="136.58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32.81mm"/>
    </style:style>
    <style:style style:name="co7" style:family="table-column">
      <style:table-column-properties fo:break-before="auto" style:column-width="44.11mm"/>
    </style:style>
    <style:style style:name="co8" style:family="table-column">
      <style:table-column-properties fo:break-before="auto" style:column-width="54.08mm"/>
    </style:style>
    <style:style style:name="co9" style:family="table-column">
      <style:table-column-properties fo:break-before="auto" style:column-width="139.31mm"/>
    </style:style>
    <style:style style:name="co10" style:family="table-column">
      <style:table-column-properties fo:break-before="auto" style:column-width="25.12mm"/>
    </style:style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6.21mm"/>
    </style:style>
    <style:style style:name="co14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result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10000" number:language="fr" number:country="FR">
      <number:number number:min-integer-digits="1"/>
    </number:number-style>
    <number:percentage-style style:name="N10011" number:language="fr" number:country="FR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Gnumeric-default">
      <style:table-cell-properties fo:background-color="#ffff00"/>
    </style:style>
    <style:style style:name="ce5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6" style:family="table-cell" style:parent-style-name="Default" style:data-style-name="N100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 style:data-style-name="N10011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10011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 style:data-style-name="N11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Gnumeric-default">
      <style:table-cell-properties fo:background-color="#d9d9d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results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287.96mm" svg:height="81.55mm" svg:x="723.35mm" svg:y="54.98mm">
            <loext:p draw:notify-on-update-of-ranges="results.E2:results.E39 results.Q5:results.Q5 results.H40:results.H77 results.Q6:results.Q6 results.H78:results.H115 results.Q7:results.Q7 results.H2:results.H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>
            <text:p>languageName</text:p>
          </table:table-cell>
          <table:table-cell table:style-name="ce1" office:value-type="string" calcext:value-type="string">
            <text:p>traceMetamodel</text:p>
          </table:table-cell>
          <table:table-cell table:style-name="ce1" office:value-type="string" calcext:value-type="string">
            <text:p>modelName</text:p>
          </table:table-cell>
          <table:table-cell table:style-name="ce1" office:value-type="string" calcext:value-type="string">
            <text:p>inputName</text:p>
          </table:table-cell>
          <table:table-cell table:style-name="ce1" office:value-type="string" calcext:value-type="string">
            <text:p>modelID</text:p>
          </table:table-cell>
          <table:table-cell table:style-name="ce1" office:value-type="string" calcext:value-type="string">
            <text:p>timeExe</text:p>
          </table:table-cell>
          <table:table-cell table:style-name="ce1" office:value-type="string" calcext:value-type="string">
            <text:p>diffWithNoTrace</text:p>
          </table:table-cell>
          <table:table-cell table:style-name="ce5" office:value-type="string" calcext:value-type="string">
            <text:p>ratioNoTrace</text:p>
          </table:table-cell>
          <table:table-cell table:style-name="ce1" office:value-type="string" calcext:value-type="string">
            <text:p>timeExes</text:p>
          </table:table-cell>
          <table:table-cell table:style-name="ce1" office:value-type="string" calcext:value-type="string">
            <text:p>nbWarmups</text:p>
          </table:table-cell>
          <table:table-cell table:style-name="ce1" office:value-type="string" calcext:value-type="string">
            <text:p>nbMeasurements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IBM/2557-2.uml</text:p>
          </table:table-cell>
          <table:table-cell table:style-name="Gnumeric-default" office:value-type="string" calcext:value-type="string">
            <text:p>IBM/2557-2_parameter_1.xmi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3" office:value-type="float" office:value="15953894902.5" calcext:value-type="float">
            <text:p>15953894902,5</text:p>
          </table:table-cell>
          <table:table-cell table:style-name="Gnumeric-default" table:formula="of:=[.F2]-[.F116]" office:value-type="float" office:value="369051032.5" calcext:value-type="float">
            <text:p>369051032,5</text:p>
          </table:table-cell>
          <table:table-cell table:style-name="ce6" table:formula="of:=[.G2]/[.F116]" office:value-type="percentage" office:value="0.0236801238163447" calcext:value-type="percentage">
            <text:p>2,37%</text:p>
          </table:table-cell>
          <table:table-cell office:value-type="string" calcext:value-type="string">
            <text:p>[23215877191, 21260399944, 22423186693, 15715557228, 16192232577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IBM/2557-2.uml</text:p>
          </table:table-cell>
          <table:table-cell table:style-name="Gnumeric-default" office:value-type="string" calcext:value-type="string">
            <text:p>IBM/2557-2_parameter_2.xmi</text:p>
          </table:table-cell>
          <table:table-cell table:style-name="Gnumeric-default" office:value-type="float" office:value="2" calcext:value-type="float">
            <text:p>2</text:p>
          </table:table-cell>
          <table:table-cell office:value-type="float" office:value="15287773398" calcext:value-type="float">
            <text:p>15287773398</text:p>
          </table:table-cell>
          <table:table-cell table:style-name="Gnumeric-default" table:formula="of:=[.F3]-[.F117]" office:value-type="float" office:value="-238052725.5" calcext:value-type="float">
            <text:p>-238052725,5</text:p>
          </table:table-cell>
          <table:table-cell table:style-name="ce6" table:formula="of:=[.G3]/[.F117]" office:value-type="percentage" office:value="-0.0153326929985182" calcext:value-type="percentage">
            <text:p>-1,53%</text:p>
          </table:table-cell>
          <table:table-cell office:value-type="string" calcext:value-type="string">
            <text:p>[15095159653, 15407866787, 14492494134, 15895146530, 1554819988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IBM/2557-2.uml</text:p>
          </table:table-cell>
          <table:table-cell table:style-name="Gnumeric-default" office:value-type="string" calcext:value-type="string">
            <text:p>IBM/2557-2_parameter_3.xmi</text:p>
          </table:table-cell>
          <table:table-cell table:style-name="Gnumeric-default" office:value-type="float" office:value="3" calcext:value-type="float">
            <text:p>3</text:p>
          </table:table-cell>
          <table:table-cell office:value-type="float" office:value="15854509294" calcext:value-type="float">
            <text:p>15854509294</text:p>
          </table:table-cell>
          <table:table-cell table:style-name="Gnumeric-default" table:formula="of:=[.F4]-[.F118]" office:value-type="float" office:value="351777898" calcext:value-type="float">
            <text:p>351777898</text:p>
          </table:table-cell>
          <table:table-cell table:style-name="ce6" table:formula="of:=[.G4]/[.F118]" office:value-type="percentage" office:value="0.0226913496089318" calcext:value-type="percentage">
            <text:p>2,27%</text:p>
          </table:table-cell>
          <table:table-cell office:value-type="string" calcext:value-type="string">
            <text:p>[15581020691, 15144874272, 16857224747, 15839641862, 1584978489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2"/>
          <table:table-cell table:style-name="Gnumeric-default" office:value-type="string" calcext:value-type="string">
            <text:p>average</text:p>
          </table:table-cell>
          <table:table-cell table:style-name="Gnumeric-default" office:value-type="string" calcext:value-type="string">
            <text:p>median</text:p>
          </table:table-cell>
          <table:table-cell table:style-name="Gnumeric-default" table:number-columns-repeated="1009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1_1.xmi</text:p>
          </table:table-cell>
          <table:table-cell table:style-name="Gnumeric-default" office:value-type="float" office:value="4" calcext:value-type="float">
            <text:p>4</text:p>
          </table:table-cell>
          <table:table-cell office:value-type="float" office:value="34515432552" calcext:value-type="float">
            <text:p>34515432552</text:p>
          </table:table-cell>
          <table:table-cell table:style-name="Gnumeric-default" table:formula="of:=[.F5]-[.F119]" office:value-type="float" office:value="17698236" calcext:value-type="float">
            <text:p>17698236</text:p>
          </table:table-cell>
          <table:table-cell table:style-name="ce6" table:formula="of:=[.G5]/[.F119]" office:value-type="percentage" office:value="0.000513026039272138" calcext:value-type="percentage">
            <text:p>0,05%</text:p>
          </table:table-cell>
          <table:table-cell office:value-type="string" calcext:value-type="string">
            <text:p>[34736285368, 33996472456, 34986368895, 34858618869, 3399941717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/>
          <table:table-cell table:style-name="Gnumeric-default" office:value-type="string" calcext:value-type="string">
            <text:p>partial</text:p>
          </table:table-cell>
          <table:table-cell table:style-name="ce11" table:formula="of:=AVERAGE([.H2:.H39])" office:value-type="float" office:value="0.00858135588022139" calcext:value-type="float">
            <text:p>0,0085813558802</text:p>
          </table:table-cell>
          <table:table-cell table:style-name="ce11" table:formula="of:=MEDIAN([.H2:.H39])" office:value-type="float" office:value="0.00337495621613989" calcext:value-type="float">
            <text:p>0,0033749562161</text:p>
          </table:table-cell>
          <table:table-cell table:style-name="Gnumeric-default"/>
          <table:table-cell table:style-name="Gnumeric-default" office:value-type="string" calcext:value-type="string">
            <text:p>generic trace</text:p>
          </table:table-cell>
          <table:table-cell table:style-name="Gnumeric-default" table:number-columns-repeated="1007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1_2.xmi</text:p>
          </table:table-cell>
          <table:table-cell table:style-name="Gnumeric-default" office:value-type="float" office:value="5" calcext:value-type="float">
            <text:p>5</text:p>
          </table:table-cell>
          <table:table-cell office:value-type="float" office:value="34122833857" calcext:value-type="float">
            <text:p>34122833857</text:p>
          </table:table-cell>
          <table:table-cell table:style-name="Gnumeric-default" table:formula="of:=[.F6]-[.F120]" office:value-type="float" office:value="135612777" calcext:value-type="float">
            <text:p>135612777</text:p>
          </table:table-cell>
          <table:table-cell table:style-name="ce6" table:formula="of:=[.G6]/[.F120]" office:value-type="percentage" office:value="0.00399011077371672" calcext:value-type="percentage">
            <text:p>0,40%</text:p>
          </table:table-cell>
          <table:table-cell office:value-type="string" calcext:value-type="string">
            <text:p>[33099848064, 34118831430, 35432366989, 34411485934, 33551636871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/>
          <table:table-cell table:style-name="Gnumeric-default" office:value-type="string" calcext:value-type="string">
            <text:p>generic trace </text:p>
          </table:table-cell>
          <table:table-cell table:style-name="ce11" table:formula="of:=AVERAGE([.H40:.H77])" office:value-type="float" office:value="0.0780664308042119" calcext:value-type="float">
            <text:p>0,0780664308042</text:p>
          </table:table-cell>
          <table:table-cell table:style-name="ce11" table:formula="of:=MEDIAN([.H40:.H77])" office:value-type="float" office:value="0.069270627179263" calcext:value-type="float">
            <text:p>0,0692706271793</text:p>
          </table:table-cell>
          <table:table-cell table:style-name="Gnumeric-default"/>
          <table:table-cell table:style-name="Gnumeric-default" office:value-type="string" calcext:value-type="string">
            <text:p>domain-specific trace</text:p>
          </table:table-cell>
          <table:table-cell table:style-name="Gnumeric-default" table:number-columns-repeated="1007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2_1.xmi</text:p>
          </table:table-cell>
          <table:table-cell table:style-name="Gnumeric-default" office:value-type="float" office:value="6" calcext:value-type="float">
            <text:p>6</text:p>
          </table:table-cell>
          <table:table-cell office:value-type="float" office:value="33940664264" calcext:value-type="float">
            <text:p>33940664264</text:p>
          </table:table-cell>
          <table:table-cell table:style-name="Gnumeric-default" table:formula="of:=[.F7]-[.F121]" office:value-type="float" office:value="168662006" calcext:value-type="float">
            <text:p>168662006</text:p>
          </table:table-cell>
          <table:table-cell table:style-name="ce6" table:formula="of:=[.G7]/[.F121]" office:value-type="percentage" office:value="0.00499413699879304" calcext:value-type="percentage">
            <text:p>0,50%</text:p>
          </table:table-cell>
          <table:table-cell office:value-type="string" calcext:value-type="string">
            <text:p>[32653261206, 34252881168, 34208222702, 33753220663, 3483573558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/>
          <table:table-cell table:style-name="Gnumeric-default" office:value-type="string" calcext:value-type="string">
            <text:p>ds trace</text:p>
          </table:table-cell>
          <table:table-cell table:style-name="ce11" table:formula="of:=AVERAGE([.H78:.H110])" office:value-type="float" office:value="0.0724848580335356" calcext:value-type="float">
            <text:p>0,0724848580335</text:p>
          </table:table-cell>
          <table:table-cell table:style-name="ce11" table:formula="of:=MEDIAN([.H78:.H115])" office:value-type="float" office:value="0.0708973512883625" calcext:value-type="float">
            <text:p>0,0708973512884</text:p>
          </table:table-cell>
          <table:table-cell table:style-name="Gnumeric-default"/>
          <table:table-cell table:style-name="Gnumeric-default" office:value-type="string" calcext:value-type="string">
            <text:p>customized trace domain-specific trace</text:p>
          </table:table-cell>
          <table:table-cell table:style-name="Gnumeric-default" table:number-columns-repeated="1007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2_2.xmi</text:p>
          </table:table-cell>
          <table:table-cell table:style-name="Gnumeric-default" office:value-type="float" office:value="7" calcext:value-type="float">
            <text:p>7</text:p>
          </table:table-cell>
          <table:table-cell office:value-type="float" office:value="34024807729" calcext:value-type="float">
            <text:p>34024807729</text:p>
          </table:table-cell>
          <table:table-cell table:style-name="Gnumeric-default" table:formula="of:=[.F8]-[.F122]" office:value-type="float" office:value="-286614562" calcext:value-type="float">
            <text:p>-286614562</text:p>
          </table:table-cell>
          <table:table-cell table:style-name="ce6" table:formula="of:=[.G8]/[.F122]" office:value-type="percentage" office:value="-0.00835332792587791" calcext:value-type="percentage">
            <text:p>-0,84%</text:p>
          </table:table-cell>
          <table:table-cell office:value-type="string" calcext:value-type="string">
            <text:p>[32752669096, 35566533403, 34198516580, 33787325176, 33818994391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1_1.xmi</text:p>
          </table:table-cell>
          <table:table-cell table:style-name="Gnumeric-default" office:value-type="float" office:value="8" calcext:value-type="float">
            <text:p>8</text:p>
          </table:table-cell>
          <table:table-cell office:value-type="float" office:value="14891816263" calcext:value-type="float">
            <text:p>14891816263</text:p>
          </table:table-cell>
          <table:table-cell table:style-name="Gnumeric-default" table:formula="of:=[.F9]-[.F123]" office:value-type="float" office:value="720469129" calcext:value-type="float">
            <text:p>720469129</text:p>
          </table:table-cell>
          <table:table-cell table:style-name="ce6" table:formula="of:=[.G9]/[.F123]" office:value-type="percentage" office:value="0.0508398476296897" calcext:value-type="percentage">
            <text:p>5,08%</text:p>
          </table:table-cell>
          <table:table-cell office:value-type="string" calcext:value-type="string">
            <text:p>[16008314622, 15256717115, 14405557838, 14140545333, 1464794640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1_2.xmi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ce3" office:value-type="float" office:value="14968354154.25" calcext:value-type="float">
            <text:p>14968354154,25</text:p>
          </table:table-cell>
          <table:table-cell table:style-name="Gnumeric-default" table:formula="of:=[.F10]-[.F124]" office:value-type="float" office:value="-97850796.75" calcext:value-type="float">
            <text:p>-97850796,75</text:p>
          </table:table-cell>
          <table:table-cell table:style-name="ce6" table:formula="of:=[.G10]/[.F124]" office:value-type="percentage" office:value="-0.00649472093790316" calcext:value-type="percentage">
            <text:p>-0,65%</text:p>
          </table:table-cell>
          <table:table-cell office:value-type="string" calcext:value-type="string">
            <text:p>[14270854578, 15505918389, 13940655272, 15732839422, 1436380422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2_1.xmi</text:p>
          </table:table-cell>
          <table:table-cell table:style-name="Gnumeric-default" office:value-type="float" office:value="10" calcext:value-type="float">
            <text:p>10</text:p>
          </table:table-cell>
          <table:table-cell office:value-type="float" office:value="15288548240" calcext:value-type="float">
            <text:p>15288548240</text:p>
          </table:table-cell>
          <table:table-cell table:style-name="Gnumeric-default" table:formula="of:=[.F11]-[.F125]" office:value-type="float" office:value="-43808231" calcext:value-type="float">
            <text:p>-43808231</text:p>
          </table:table-cell>
          <table:table-cell table:style-name="ce6" table:formula="of:=[.G11]/[.F125]" office:value-type="percentage" office:value="-0.0028572405737409" calcext:value-type="percentage">
            <text:p>-0,29%</text:p>
          </table:table-cell>
          <table:table-cell office:value-type="string" calcext:value-type="string">
            <text:p>[15178031959, 14557495124, 15024530192, 16116374134, 1556630979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2_2.xmi</text:p>
          </table:table-cell>
          <table:table-cell table:style-name="Gnumeric-default" office:value-type="float" office:value="11" calcext:value-type="float">
            <text:p>11</text:p>
          </table:table-cell>
          <table:table-cell office:value-type="float" office:value="14776859827" calcext:value-type="float">
            <text:p>14776859827</text:p>
          </table:table-cell>
          <table:table-cell table:style-name="Gnumeric-default" table:formula="of:=[.F12]-[.F126]" office:value-type="float" office:value="4151254" calcext:value-type="float">
            <text:p>4151254</text:p>
          </table:table-cell>
          <table:table-cell table:style-name="ce6" table:formula="of:=[.G12]/[.F126]" office:value-type="percentage" office:value="0.000281008318785035" calcext:value-type="percentage">
            <text:p>0,03%</text:p>
          </table:table-cell>
          <table:table-cell office:value-type="string" calcext:value-type="string">
            <text:p>[14614961777, 14898003827, 14829510983, 14339724038, 1520209851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7"/>
          <table:table-cell table:style-name="ce12"/>
          <table:table-cell table:style-name="Gnumeric-default" table:number-columns-repeated="1005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1_1.xmi</text:p>
          </table:table-cell>
          <table:table-cell table:style-name="Gnumeric-default" office:value-type="float" office:value="12" calcext:value-type="float">
            <text:p>12</text:p>
          </table:table-cell>
          <table:table-cell office:value-type="float" office:value="18630157530" calcext:value-type="float">
            <text:p>18630157530</text:p>
          </table:table-cell>
          <table:table-cell table:style-name="Gnumeric-default" table:formula="of:=[.F13]-[.F127]" office:value-type="float" office:value="1004480497" calcext:value-type="float">
            <text:p>1004480497</text:p>
          </table:table-cell>
          <table:table-cell table:style-name="ce6" table:formula="of:=[.G13]/[.F127]" office:value-type="percentage" office:value="0.056989612093728" calcext:value-type="percentage">
            <text:p>5,70%</text:p>
          </table:table-cell>
          <table:table-cell office:value-type="string" calcext:value-type="string">
            <text:p>[18415722201, 19442171647, 18616058932, 19096282623, 17580552247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1_2.xmi</text:p>
          </table:table-cell>
          <table:table-cell table:style-name="Gnumeric-default" office:value-type="float" office:value="13" calcext:value-type="float">
            <text:p>13</text:p>
          </table:table-cell>
          <table:table-cell office:value-type="float" office:value="18237691896" calcext:value-type="float">
            <text:p>18237691896</text:p>
          </table:table-cell>
          <table:table-cell table:style-name="Gnumeric-default" table:formula="of:=[.F14]-[.F128]" office:value-type="float" office:value="350324407" calcext:value-type="float">
            <text:p>350324407</text:p>
          </table:table-cell>
          <table:table-cell table:style-name="ce6" table:formula="of:=[.G14]/[.F128]" office:value-type="percentage" office:value="0.0195850175949835" calcext:value-type="percentage">
            <text:p>1,96%</text:p>
          </table:table-cell>
          <table:table-cell office:value-type="string" calcext:value-type="string">
            <text:p>[18286121585, 17694378865, 18841130471, 17682069754, 1868475880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2_1.xmi</text:p>
          </table:table-cell>
          <table:table-cell table:style-name="Gnumeric-default" office:value-type="float" office:value="14" calcext:value-type="float">
            <text:p>14</text:p>
          </table:table-cell>
          <table:table-cell office:value-type="float" office:value="17982824258" calcext:value-type="float">
            <text:p>17982824258</text:p>
          </table:table-cell>
          <table:table-cell table:style-name="Gnumeric-default" table:formula="of:=[.F15]-[.F129]" office:value-type="float" office:value="18662104" calcext:value-type="float">
            <text:p>18662104</text:p>
          </table:table-cell>
          <table:table-cell table:style-name="ce6" table:formula="of:=[.G15]/[.F129]" office:value-type="percentage" office:value="0.0010388519008021" calcext:value-type="percentage">
            <text:p>0,10%</text:p>
          </table:table-cell>
          <table:table-cell office:value-type="string" calcext:value-type="string">
            <text:p>[16918843504, 17731210972, 17804781752, 19489266504, 1797001856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2_2.xmi</text:p>
          </table:table-cell>
          <table:table-cell table:style-name="Gnumeric-default" office:value-type="float" office:value="15" calcext:value-type="float">
            <text:p>15</text:p>
          </table:table-cell>
          <table:table-cell office:value-type="float" office:value="17871050338" calcext:value-type="float">
            <text:p>17871050338</text:p>
          </table:table-cell>
          <table:table-cell table:style-name="Gnumeric-default" table:formula="of:=[.F16]-[.F130]" office:value-type="float" office:value="-232063703" calcext:value-type="float">
            <text:p>-232063703</text:p>
          </table:table-cell>
          <table:table-cell table:style-name="ce6" table:formula="of:=[.G16]/[.F130]" office:value-type="percentage" office:value="-0.0128189935982517" calcext:value-type="percentage">
            <text:p>-1,28%</text:p>
          </table:table-cell>
          <table:table-cell office:value-type="string" calcext:value-type="string">
            <text:p>[17400701368, 17198867807, 19273903946, 17684944259, 1779683431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1.xmi</text:p>
          </table:table-cell>
          <table:table-cell table:style-name="Gnumeric-default" office:value-type="float" office:value="16" calcext:value-type="float">
            <text:p>16</text:p>
          </table:table-cell>
          <table:table-cell office:value-type="float" office:value="19816395803" calcext:value-type="float">
            <text:p>19816395803</text:p>
          </table:table-cell>
          <table:table-cell table:style-name="Gnumeric-default" table:formula="of:=[.F17]-[.F131]" office:value-type="float" office:value="160409586" calcext:value-type="float">
            <text:p>160409586</text:p>
          </table:table-cell>
          <table:table-cell table:style-name="ce6" table:formula="of:=[.G17]/[.F131]" office:value-type="percentage" office:value="0.00816085157107332" calcext:value-type="percentage">
            <text:p>0,82%</text:p>
          </table:table-cell>
          <table:table-cell office:value-type="string" calcext:value-type="string">
            <text:p>[20248864321, 20335872452, 18864394437, 20301994306, 1933085349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2.xmi</text:p>
          </table:table-cell>
          <table:table-cell table:style-name="Gnumeric-default" office:value-type="float" office:value="17" calcext:value-type="float">
            <text:p>17</text:p>
          </table:table-cell>
          <table:table-cell office:value-type="float" office:value="19305758612" calcext:value-type="float">
            <text:p>19305758612</text:p>
          </table:table-cell>
          <table:table-cell table:style-name="Gnumeric-default" table:formula="of:=[.F18]-[.F132]" office:value-type="float" office:value="140734618" calcext:value-type="float">
            <text:p>140734618</text:p>
          </table:table-cell>
          <table:table-cell table:style-name="ce6" table:formula="of:=[.G18]/[.F132]" office:value-type="percentage" office:value="0.00734330507721043" calcext:value-type="percentage">
            <text:p>0,73%</text:p>
          </table:table-cell>
          <table:table-cell office:value-type="string" calcext:value-type="string">
            <text:p>[19697877311, 18565841342, 20413014896, 19290339938, 1856171957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3.xmi</text:p>
          </table:table-cell>
          <table:table-cell table:style-name="Gnumeric-default" office:value-type="float" office:value="18" calcext:value-type="float">
            <text:p>18</text:p>
          </table:table-cell>
          <table:table-cell office:value-type="float" office:value="19247396496" calcext:value-type="float">
            <text:p>19247396496</text:p>
          </table:table-cell>
          <table:table-cell table:style-name="Gnumeric-default" table:formula="of:=[.F19]-[.F133]" office:value-type="float" office:value="167360429" calcext:value-type="float">
            <text:p>167360429</text:p>
          </table:table-cell>
          <table:table-cell table:style-name="ce6" table:formula="of:=[.G19]/[.F133]" office:value-type="percentage" office:value="0.00877149437308765" calcext:value-type="percentage">
            <text:p>0,88%</text:p>
          </table:table-cell>
          <table:table-cell office:value-type="string" calcext:value-type="string">
            <text:p>[19613003902, 19675510883, 19535946637, 18323874031, 1908864702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false_false.xmi</text:p>
          </table:table-cell>
          <table:table-cell table:style-name="Gnumeric-default" office:value-type="float" office:value="19" calcext:value-type="float">
            <text:p>19</text:p>
          </table:table-cell>
          <table:table-cell office:value-type="float" office:value="14974511778" calcext:value-type="float">
            <text:p>14974511778</text:p>
          </table:table-cell>
          <table:table-cell table:style-name="Gnumeric-default" table:formula="of:=[.F20]-[.F134]" office:value-type="float" office:value="508785218" calcext:value-type="float">
            <text:p>508785218</text:p>
          </table:table-cell>
          <table:table-cell table:style-name="ce6" table:formula="of:=[.G20]/[.F134]" office:value-type="percentage" office:value="0.0351717707292263" calcext:value-type="percentage">
            <text:p>3,52%</text:p>
          </table:table-cell>
          <table:table-cell office:value-type="string" calcext:value-type="string">
            <text:p>[16312247910, 14903335576, 14391252023, 14031422237, 1523430114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false_true.xmi</text:p>
          </table:table-cell>
          <table:table-cell table:style-name="Gnumeric-default" office:value-type="float" office:value="20" calcext:value-type="float">
            <text:p>20</text:p>
          </table:table-cell>
          <table:table-cell office:value-type="float" office:value="14923993450" calcext:value-type="float">
            <text:p>14923993450</text:p>
          </table:table-cell>
          <table:table-cell table:style-name="Gnumeric-default" table:formula="of:=[.F21]-[.F135]" office:value-type="float" office:value="-89401643" calcext:value-type="float">
            <text:p>-89401643</text:p>
          </table:table-cell>
          <table:table-cell table:style-name="ce6" table:formula="of:=[.G21]/[.F135]" office:value-type="percentage" office:value="-0.00595479186727615" calcext:value-type="percentage">
            <text:p>-0,60%</text:p>
          </table:table-cell>
          <table:table-cell office:value-type="string" calcext:value-type="string">
            <text:p>[14547226396, 14690312400, 16018210962, 15010050857, 1435416663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true_false.xmi</text:p>
          </table:table-cell>
          <table:table-cell table:style-name="Gnumeric-default" office:value-type="float" office:value="21" calcext:value-type="float">
            <text:p>21</text:p>
          </table:table-cell>
          <table:table-cell office:value-type="float" office:value="14026597966" calcext:value-type="float">
            <text:p>14026597966</text:p>
          </table:table-cell>
          <table:table-cell table:style-name="Gnumeric-default" table:formula="of:=[.F22]-[.F136]" office:value-type="float" office:value="301621036" calcext:value-type="float">
            <text:p>301621036</text:p>
          </table:table-cell>
          <table:table-cell table:style-name="ce6" table:formula="of:=[.G22]/[.F136]" office:value-type="percentage" office:value="0.0219760687058583" calcext:value-type="percentage">
            <text:p>2,20%</text:p>
          </table:table-cell>
          <table:table-cell office:value-type="string" calcext:value-type="string">
            <text:p>[13447457104, 14105567425, 13745944514, 14532241912, 1430177887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true_true.xmi</text:p>
          </table:table-cell>
          <table:table-cell table:style-name="Gnumeric-default" office:value-type="float" office:value="22" calcext:value-type="float">
            <text:p>22</text:p>
          </table:table-cell>
          <table:table-cell office:value-type="float" office:value="14089658605" calcext:value-type="float">
            <text:p>14089658605</text:p>
          </table:table-cell>
          <table:table-cell table:style-name="Gnumeric-default" table:formula="of:=[.F23]-[.F137]" office:value-type="float" office:value="184464783" calcext:value-type="float">
            <text:p>184464783</text:p>
          </table:table-cell>
          <table:table-cell table:style-name="ce6" table:formula="of:=[.G23]/[.F137]" office:value-type="percentage" office:value="0.0132658908147077" calcext:value-type="percentage">
            <text:p>1,33%</text:p>
          </table:table-cell>
          <table:table-cell office:value-type="string" calcext:value-type="string">
            <text:p>[13306221526, 14606208196, 14008048392, 14112894261, 1441492065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1_1.xmi</text:p>
          </table:table-cell>
          <table:table-cell table:style-name="Gnumeric-default" office:value-type="float" office:value="23" calcext:value-type="float">
            <text:p>23</text:p>
          </table:table-cell>
          <table:table-cell office:value-type="float" office:value="32805705483" calcext:value-type="float">
            <text:p>32805705483</text:p>
          </table:table-cell>
          <table:table-cell table:style-name="Gnumeric-default" table:formula="of:=[.F24]-[.F138]" office:value-type="float" office:value="-64832272" calcext:value-type="float">
            <text:p>-64832272</text:p>
          </table:table-cell>
          <table:table-cell table:style-name="ce6" table:formula="of:=[.G24]/[.F138]" office:value-type="percentage" office:value="-0.00197235203400767" calcext:value-type="percentage">
            <text:p>-0,20%</text:p>
          </table:table-cell>
          <table:table-cell office:value-type="string" calcext:value-type="string">
            <text:p>[32253094891, 33403656239, 32294529415, 33295618896, 32781627977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1_2.xmi</text:p>
          </table:table-cell>
          <table:table-cell table:style-name="Gnumeric-default" office:value-type="float" office:value="24" calcext:value-type="float">
            <text:p>24</text:p>
          </table:table-cell>
          <table:table-cell office:value-type="float" office:value="32991700779" calcext:value-type="float">
            <text:p>32991700779</text:p>
          </table:table-cell>
          <table:table-cell table:style-name="Gnumeric-default" table:formula="of:=[.F25]-[.F139]" office:value-type="float" office:value="60495581" calcext:value-type="float">
            <text:p>60495581</text:p>
          </table:table-cell>
          <table:table-cell table:style-name="ce6" table:formula="of:=[.G25]/[.F139]" office:value-type="percentage" office:value="0.00183702906213934" calcext:value-type="percentage">
            <text:p>0,18%</text:p>
          </table:table-cell>
          <table:table-cell office:value-type="string" calcext:value-type="string">
            <text:p>[32433018485, 33128697415, 34829297188, 32503595326, 3206389548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2_1.xmi</text:p>
          </table:table-cell>
          <table:table-cell table:style-name="Gnumeric-default" office:value-type="float" office:value="25" calcext:value-type="float">
            <text:p>25</text:p>
          </table:table-cell>
          <table:table-cell office:value-type="float" office:value="32466896272" calcext:value-type="float">
            <text:p>32466896272</text:p>
          </table:table-cell>
          <table:table-cell table:style-name="Gnumeric-default" table:formula="of:=[.F26]-[.F140]" office:value-type="float" office:value="-225148518" calcext:value-type="float">
            <text:p>-225148518</text:p>
          </table:table-cell>
          <table:table-cell table:style-name="ce6" table:formula="of:=[.G26]/[.F140]" office:value-type="percentage" office:value="-0.0068869512276231" calcext:value-type="percentage">
            <text:p>-0,69%</text:p>
          </table:table-cell>
          <table:table-cell office:value-type="string" calcext:value-type="string">
            <text:p>[32965632439, 32580815284, 32476624763, 32448456810, 3186295206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2_2.xmi</text:p>
          </table:table-cell>
          <table:table-cell table:style-name="Gnumeric-default" office:value-type="float" office:value="26" calcext:value-type="float">
            <text:p>26</text:p>
          </table:table-cell>
          <table:table-cell office:value-type="float" office:value="32771622133" calcext:value-type="float">
            <text:p>32771622133</text:p>
          </table:table-cell>
          <table:table-cell table:style-name="Gnumeric-default" table:formula="of:=[.F27]-[.F141]" office:value-type="float" office:value="74251439" calcext:value-type="float">
            <text:p>74251439</text:p>
          </table:table-cell>
          <table:table-cell table:style-name="ce6" table:formula="of:=[.G27]/[.F141]" office:value-type="percentage" office:value="0.0022708688014974" calcext:value-type="percentage">
            <text:p>0,23%</text:p>
          </table:table-cell>
          <table:table-cell office:value-type="string" calcext:value-type="string">
            <text:p>[31996416622, 31606780328, 32927324230, 34260741166, 3306684832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false_false.xmi</text:p>
          </table:table-cell>
          <table:table-cell table:style-name="Gnumeric-default" office:value-type="float" office:value="27" calcext:value-type="float">
            <text:p>27</text:p>
          </table:table-cell>
          <table:table-cell office:value-type="float" office:value="25322823948" calcext:value-type="float">
            <text:p>25322823948</text:p>
          </table:table-cell>
          <table:table-cell table:style-name="Gnumeric-default" table:formula="of:=[.F28]-[.F142]" office:value-type="float" office:value="-335415814" calcext:value-type="float">
            <text:p>-335415814</text:p>
          </table:table-cell>
          <table:table-cell table:style-name="ce6" table:formula="of:=[.G28]/[.F142]" office:value-type="percentage" office:value="-0.0130724405536483" calcext:value-type="percentage">
            <text:p>-1,31%</text:p>
          </table:table-cell>
          <table:table-cell office:value-type="string" calcext:value-type="string">
            <text:p>[26341803845, 25587809757, 24322277444, 24338385428, 2602384326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false_true.xmi</text:p>
          </table:table-cell>
          <table:table-cell table:style-name="Gnumeric-default" office:value-type="float" office:value="28" calcext:value-type="float">
            <text:p>28</text:p>
          </table:table-cell>
          <table:table-cell office:value-type="float" office:value="25991998633" calcext:value-type="float">
            <text:p>25991998633</text:p>
          </table:table-cell>
          <table:table-cell table:style-name="Gnumeric-default" table:formula="of:=[.F29]-[.F143]" office:value-type="float" office:value="827817341" calcext:value-type="float">
            <text:p>827817341</text:p>
          </table:table-cell>
          <table:table-cell table:style-name="ce6" table:formula="of:=[.G29]/[.F143]" office:value-type="percentage" office:value="0.0328966530400563" calcext:value-type="percentage">
            <text:p>3,29%</text:p>
          </table:table-cell>
          <table:table-cell office:value-type="string" calcext:value-type="string">
            <text:p>[26751936646, 24467221844, 26218737160, 26648424016, 2587367350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true_false.xmi</text:p>
          </table:table-cell>
          <table:table-cell table:style-name="Gnumeric-default" office:value-type="float" office:value="29" calcext:value-type="float">
            <text:p>29</text:p>
          </table:table-cell>
          <table:table-cell office:value-type="float" office:value="23202011273" calcext:value-type="float">
            <text:p>23202011273</text:p>
          </table:table-cell>
          <table:table-cell table:style-name="Gnumeric-default" table:formula="of:=[.F30]-[.F144]" office:value-type="float" office:value="-11545857" calcext:value-type="float">
            <text:p>-11545857</text:p>
          </table:table-cell>
          <table:table-cell table:style-name="ce6" table:formula="of:=[.G30]/[.F144]" office:value-type="percentage" office:value="-0.000497375604063659" calcext:value-type="percentage">
            <text:p>-0,05%</text:p>
          </table:table-cell>
          <table:table-cell office:value-type="string" calcext:value-type="string">
            <text:p>[22308922288, 22461809927, 23174561934, 24359917757, 23704844461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true_true.xmi</text:p>
          </table:table-cell>
          <table:table-cell table:style-name="Gnumeric-default" office:value-type="float" office:value="30" calcext:value-type="float">
            <text:p>30</text:p>
          </table:table-cell>
          <table:table-cell office:value-type="float" office:value="23485783123" calcext:value-type="float">
            <text:p>23485783123</text:p>
          </table:table-cell>
          <table:table-cell table:style-name="Gnumeric-default" table:formula="of:=[.F31]-[.F145]" office:value-type="float" office:value="237078346" calcext:value-type="float">
            <text:p>237078346</text:p>
          </table:table-cell>
          <table:table-cell table:style-name="ce6" table:formula="of:=[.G31]/[.F145]" office:value-type="percentage" office:value="0.010197486194351" calcext:value-type="percentage">
            <text:p>1,02%</text:p>
          </table:table-cell>
          <table:table-cell office:value-type="string" calcext:value-type="string">
            <text:p>[22996798665, 22548754017, 23392710123, 25235959949, 2325469286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false_false.xmi</text:p>
          </table:table-cell>
          <table:table-cell table:style-name="Gnumeric-default" office:value-type="float" office:value="31" calcext:value-type="float">
            <text:p>31</text:p>
          </table:table-cell>
          <table:table-cell office:value-type="float" office:value="22277037920" calcext:value-type="float">
            <text:p>22277037920</text:p>
          </table:table-cell>
          <table:table-cell table:style-name="Gnumeric-default" table:formula="of:=[.F32]-[.F146]" office:value-type="float" office:value="61311000" calcext:value-type="float">
            <text:p>61311000</text:p>
          </table:table-cell>
          <table:table-cell table:style-name="ce6" table:formula="of:=[.G32]/[.F146]" office:value-type="percentage" office:value="0.00275980165856306" calcext:value-type="percentage">
            <text:p>0,28%</text:p>
          </table:table-cell>
          <table:table-cell office:value-type="string" calcext:value-type="string">
            <text:p>[22583673907, 21816811032, 21427710103, 23175315527, 2238167903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false_true.xmi</text:p>
          </table:table-cell>
          <table:table-cell table:style-name="Gnumeric-default" office:value-type="float" office:value="32" calcext:value-type="float">
            <text:p>32</text:p>
          </table:table-cell>
          <table:table-cell office:value-type="float" office:value="21841413730" calcext:value-type="float">
            <text:p>21841413730</text:p>
          </table:table-cell>
          <table:table-cell table:style-name="Gnumeric-default" table:formula="of:=[.F33]-[.F147]" office:value-type="float" office:value="15513361" calcext:value-type="float">
            <text:p>15513361</text:p>
          </table:table-cell>
          <table:table-cell table:style-name="ce6" table:formula="of:=[.G33]/[.F147]" office:value-type="percentage" office:value="0.000710777596237638" calcext:value-type="percentage">
            <text:p>0,07%</text:p>
          </table:table-cell>
          <table:table-cell office:value-type="string" calcext:value-type="string">
            <text:p>[23140608732, 21112015001, 21893265178, 20634496218, 2242668352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true_false.xmi</text:p>
          </table:table-cell>
          <table:table-cell table:style-name="Gnumeric-default" office:value-type="float" office:value="33" calcext:value-type="float">
            <text:p>33</text:p>
          </table:table-cell>
          <table:table-cell office:value-type="float" office:value="21627478179" calcext:value-type="float">
            <text:p>21627478179</text:p>
          </table:table-cell>
          <table:table-cell table:style-name="Gnumeric-default" table:formula="of:=[.F34]-[.F148]" office:value-type="float" office:value="-184726116" calcext:value-type="float">
            <text:p>-184726116</text:p>
          </table:table-cell>
          <table:table-cell table:style-name="ce6" table:formula="of:=[.G34]/[.F148]" office:value-type="percentage" office:value="-0.00846893388222779" calcext:value-type="percentage">
            <text:p>-0,85%</text:p>
          </table:table-cell>
          <table:table-cell office:value-type="string" calcext:value-type="string">
            <text:p>[20824328425, 21578860574, 22354974999, 21900134477, 2147909242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true_true.xmi</text:p>
          </table:table-cell>
          <table:table-cell table:style-name="Gnumeric-default" office:value-type="float" office:value="34" calcext:value-type="float">
            <text:p>34</text:p>
          </table:table-cell>
          <table:table-cell office:value-type="float" office:value="22160393065" calcext:value-type="float">
            <text:p>22160393065</text:p>
          </table:table-cell>
          <table:table-cell table:style-name="Gnumeric-default" table:formula="of:=[.F35]-[.F149]" office:value-type="float" office:value="668435464" calcext:value-type="float">
            <text:p>668435464</text:p>
          </table:table-cell>
          <table:table-cell table:style-name="ce6" table:formula="of:=[.G35]/[.F149]" office:value-type="percentage" office:value="0.0311016556243764" calcext:value-type="percentage">
            <text:p>3,11%</text:p>
          </table:table-cell>
          <table:table-cell office:value-type="string" calcext:value-type="string">
            <text:p>[21909104985, 23749321516, 22567291916, 21539724676, 2103652223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false_false.xmi</text:p>
          </table:table-cell>
          <table:table-cell table:style-name="Gnumeric-default" office:value-type="float" office:value="35" calcext:value-type="float">
            <text:p>35</text:p>
          </table:table-cell>
          <table:table-cell office:value-type="float" office:value="14242337060" calcext:value-type="float">
            <text:p>14242337060</text:p>
          </table:table-cell>
          <table:table-cell table:style-name="Gnumeric-default" table:formula="of:=[.F36]-[.F150]" office:value-type="float" office:value="-146182856" calcext:value-type="float">
            <text:p>-146182856</text:p>
          </table:table-cell>
          <table:table-cell table:style-name="ce6" table:formula="of:=[.G36]/[.F150]" office:value-type="percentage" office:value="-0.0101596868095825" calcext:value-type="percentage">
            <text:p>-1,02%</text:p>
          </table:table-cell>
          <table:table-cell office:value-type="string" calcext:value-type="string">
            <text:p>[13845078099, 14326199503, 14034537887, 14430095183, 14575774631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false_true.xmi</text:p>
          </table:table-cell>
          <table:table-cell table:style-name="Gnumeric-default" office:value-type="float" office:value="36" calcext:value-type="float">
            <text:p>36</text:p>
          </table:table-cell>
          <table:table-cell office:value-type="float" office:value="15137241033" calcext:value-type="float">
            <text:p>15137241033</text:p>
          </table:table-cell>
          <table:table-cell table:style-name="Gnumeric-default" table:formula="of:=[.F37]-[.F151]" office:value-type="float" office:value="479120515" calcext:value-type="float">
            <text:p>479120515</text:p>
          </table:table-cell>
          <table:table-cell table:style-name="ce6" table:formula="of:=[.G37]/[.F151]" office:value-type="percentage" office:value="0.0326863539163596" calcext:value-type="percentage">
            <text:p>3,27%</text:p>
          </table:table-cell>
          <table:table-cell office:value-type="string" calcext:value-type="string">
            <text:p>[15685896436, 15292881524, 15115575196, 14940484321, 1465136769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true_false.xmi</text:p>
          </table:table-cell>
          <table:table-cell table:style-name="Gnumeric-default" office:value-type="float" office:value="37" calcext:value-type="float">
            <text:p>37</text:p>
          </table:table-cell>
          <table:table-cell office:value-type="float" office:value="14004788318" calcext:value-type="float">
            <text:p>14004788318</text:p>
          </table:table-cell>
          <table:table-cell table:style-name="Gnumeric-default" table:formula="of:=[.F38]-[.F152]" office:value-type="float" office:value="137493755.25" calcext:value-type="float">
            <text:p>137493755,25</text:p>
          </table:table-cell>
          <table:table-cell table:style-name="ce6" table:formula="of:=[.G38]/[.F152]" office:value-type="percentage" office:value="0.00991496608280987" calcext:value-type="percentage">
            <text:p>0,99%</text:p>
          </table:table-cell>
          <table:table-cell office:value-type="string" calcext:value-type="string">
            <text:p>[13701712703, 13522475147, 13330592566, 14269729275, 1519943190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Gnumeric-default" office:value-type="string" calcext:value-type="string">
            <text:p>partial_ds_traces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true_true.xmi</text:p>
          </table:table-cell>
          <table:table-cell table:style-name="Gnumeric-default" office:value-type="float" office:value="38" calcext:value-type="float">
            <text:p>38</text:p>
          </table:table-cell>
          <table:table-cell office:value-type="float" office:value="14081477358" calcext:value-type="float">
            <text:p>14081477358</text:p>
          </table:table-cell>
          <table:table-cell table:style-name="Gnumeric-default" table:formula="of:=[.F39]-[.F153]" office:value-type="float" office:value="212103959" calcext:value-type="float">
            <text:p>212103959</text:p>
          </table:table-cell>
          <table:table-cell table:style-name="ce6" table:formula="of:=[.G39]/[.F153]" office:value-type="percentage" office:value="0.0152929734385328" calcext:value-type="percentage">
            <text:p>1,53%</text:p>
          </table:table-cell>
          <table:table-cell office:value-type="string" calcext:value-type="string">
            <text:p>[14192147017, 13803753041, 13542371828, 14863124702, 1400599020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ce2" office:value-type="string" calcext:value-type="string">
            <text:p>generic_traces</text:p>
          </table:table-cell>
          <table:table-cell table:style-name="ce2" office:value-type="string" calcext:value-type="string">
            <text:p>IBM/2557-2.uml</text:p>
          </table:table-cell>
          <table:table-cell table:style-name="ce2" office:value-type="string" calcext:value-type="string">
            <text:p>IBM/2557-2_parameter_1.xm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548042989" calcext:value-type="float">
            <text:p>16548042989</text:p>
          </table:table-cell>
          <table:table-cell table:style-name="ce2" table:formula="of:=[.F40]-[.F116]" office:value-type="float" office:value="963199119" calcext:value-type="float">
            <text:p>963199119</text:p>
          </table:table-cell>
          <table:table-cell table:style-name="ce7" table:formula="of:=[.G40]/[.F116]" office:value-type="percentage" office:value="0.0618035783376763" calcext:value-type="percentage">
            <text:p>6,18%</text:p>
          </table:table-cell>
          <table:table-cell table:style-name="ce2" office:value-type="string" calcext:value-type="string">
            <text:p>[15845043105, 17230898143, 16530766360, 16634081022, 16499426318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1012"/>
          <table:table-cell table:style-name="Gnumeric-default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IBM/2557-2.uml</text:p>
          </table:table-cell>
          <table:table-cell table:style-name="Gnumeric-default" office:value-type="string" calcext:value-type="string">
            <text:p>IBM/2557-2_parameter_2.xmi</text:p>
          </table:table-cell>
          <table:table-cell table:style-name="ce2" office:value-type="float" office:value="2" calcext:value-type="float">
            <text:p>2</text:p>
          </table:table-cell>
          <table:table-cell table:style-name="Gnumeric-default" office:value-type="float" office:value="16337721539" calcext:value-type="float">
            <text:p>16337721539</text:p>
          </table:table-cell>
          <table:table-cell table:style-name="ce2" table:formula="of:=[.F41]-[.F117]" office:value-type="float" office:value="811895415.5" calcext:value-type="float">
            <text:p>811895415,5</text:p>
          </table:table-cell>
          <table:table-cell table:style-name="ce7" table:formula="of:=[.G41]/[.F117]" office:value-type="percentage" office:value="0.0522932183474031" calcext:value-type="percentage">
            <text:p>5,23%</text:p>
          </table:table-cell>
          <table:table-cell table:style-name="Gnumeric-default" office:value-type="string" calcext:value-type="string">
            <text:p>[16219713869, 16912685284, 16291500649, 16431005049, 15833702847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IBM/2557-2.uml</text:p>
          </table:table-cell>
          <table:table-cell table:style-name="Gnumeric-default" office:value-type="string" calcext:value-type="string">
            <text:p>IBM/2557-2_parameter_3.xmi</text:p>
          </table:table-cell>
          <table:table-cell table:style-name="ce2" office:value-type="float" office:value="3" calcext:value-type="float">
            <text:p>3</text:p>
          </table:table-cell>
          <table:table-cell table:style-name="Gnumeric-default" office:value-type="float" office:value="16120981661" calcext:value-type="float">
            <text:p>16120981661</text:p>
          </table:table-cell>
          <table:table-cell table:style-name="ce2" table:formula="of:=[.F42]-[.F118]" office:value-type="float" office:value="618250265" calcext:value-type="float">
            <text:p>618250265</text:p>
          </table:table-cell>
          <table:table-cell table:style-name="ce7" table:formula="of:=[.G42]/[.F118]" office:value-type="percentage" office:value="0.0398800862381916" calcext:value-type="percentage">
            <text:p>3,99%</text:p>
          </table:table-cell>
          <table:table-cell table:style-name="Gnumeric-default" office:value-type="string" calcext:value-type="string">
            <text:p>[16408813232, 15847152943, 16135479858, 16445126167, 1576833610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1_1.xmi</text:p>
          </table:table-cell>
          <table:table-cell table:style-name="ce2" office:value-type="float" office:value="4" calcext:value-type="float">
            <text:p>4</text:p>
          </table:table-cell>
          <table:table-cell table:style-name="Gnumeric-default" office:value-type="float" office:value="36072296915" calcext:value-type="float">
            <text:p>36072296915</text:p>
          </table:table-cell>
          <table:table-cell table:style-name="ce2" table:formula="of:=[.F43]-[.F119]" office:value-type="float" office:value="1574562599" calcext:value-type="float">
            <text:p>1574562599</text:p>
          </table:table-cell>
          <table:table-cell table:style-name="ce7" table:formula="of:=[.G43]/[.F119]" office:value-type="percentage" office:value="0.0456424930569925" calcext:value-type="percentage">
            <text:p>4,56%</text:p>
          </table:table-cell>
          <table:table-cell table:style-name="Gnumeric-default" office:value-type="string" calcext:value-type="string">
            <text:p>[35818195929, 35915056378, 36341335443, 36209657976, 3607723885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1_2.xmi</text:p>
          </table:table-cell>
          <table:table-cell table:style-name="ce2" office:value-type="float" office:value="5" calcext:value-type="float">
            <text:p>5</text:p>
          </table:table-cell>
          <table:table-cell table:style-name="Gnumeric-default" office:value-type="float" office:value="36037608947" calcext:value-type="float">
            <text:p>36037608947</text:p>
          </table:table-cell>
          <table:table-cell table:style-name="ce2" table:formula="of:=[.F44]-[.F120]" office:value-type="float" office:value="2050387867" calcext:value-type="float">
            <text:p>2050387867</text:p>
          </table:table-cell>
          <table:table-cell table:style-name="ce7" table:formula="of:=[.G44]/[.F120]" office:value-type="percentage" office:value="0.0603281998894156" calcext:value-type="percentage">
            <text:p>6,03%</text:p>
          </table:table-cell>
          <table:table-cell table:style-name="Gnumeric-default" office:value-type="string" calcext:value-type="string">
            <text:p>[35318346596, 37172756922, 35148255219, 35354351935, 3719433406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2_1.xmi</text:p>
          </table:table-cell>
          <table:table-cell table:style-name="ce2" office:value-type="float" office:value="6" calcext:value-type="float">
            <text:p>6</text:p>
          </table:table-cell>
          <table:table-cell table:style-name="Gnumeric-default" office:value-type="float" office:value="36494966499" calcext:value-type="float">
            <text:p>36494966499</text:p>
          </table:table-cell>
          <table:table-cell table:style-name="ce2" table:formula="of:=[.F45]-[.F121]" office:value-type="float" office:value="2722964241" calcext:value-type="float">
            <text:p>2722964241</text:p>
          </table:table-cell>
          <table:table-cell table:style-name="ce7" table:formula="of:=[.G45]/[.F121]" office:value-type="percentage" office:value="0.0806278591419606" calcext:value-type="percentage">
            <text:p>8,06%</text:p>
          </table:table-cell>
          <table:table-cell table:style-name="Gnumeric-default" office:value-type="string" calcext:value-type="string">
            <text:p>[35558144040, 35924002949, 37114656061, 35892052177, 3798597726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2_2.xmi</text:p>
          </table:table-cell>
          <table:table-cell table:style-name="ce2" office:value-type="float" office:value="7" calcext:value-type="float">
            <text:p>7</text:p>
          </table:table-cell>
          <table:table-cell table:style-name="Gnumeric-default" office:value-type="float" office:value="36380054301" calcext:value-type="float">
            <text:p>36380054301</text:p>
          </table:table-cell>
          <table:table-cell table:style-name="ce2" table:formula="of:=[.F46]-[.F122]" office:value-type="float" office:value="2068632010" calcext:value-type="float">
            <text:p>2068632010</text:p>
          </table:table-cell>
          <table:table-cell table:style-name="ce7" table:formula="of:=[.G46]/[.F122]" office:value-type="percentage" office:value="0.0602898939150829" calcext:value-type="percentage">
            <text:p>6,03%</text:p>
          </table:table-cell>
          <table:table-cell table:style-name="Gnumeric-default" office:value-type="string" calcext:value-type="string">
            <text:p>[35851242077, 36288683748, 36178233875, 37131250002, 3645086180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1_1.xmi</text:p>
          </table:table-cell>
          <table:table-cell table:style-name="ce2" office:value-type="float" office:value="8" calcext:value-type="float">
            <text:p>8</text:p>
          </table:table-cell>
          <table:table-cell table:style-name="Gnumeric-default" office:value-type="float" office:value="15662362271" calcext:value-type="float">
            <text:p>15662362271</text:p>
          </table:table-cell>
          <table:table-cell table:style-name="ce2" table:formula="of:=[.F47]-[.F123]" office:value-type="float" office:value="1491015137" calcext:value-type="float">
            <text:p>1491015137</text:p>
          </table:table-cell>
          <table:table-cell table:style-name="ce7" table:formula="of:=[.G47]/[.F123]" office:value-type="percentage" office:value="0.105213366301835" calcext:value-type="percentage">
            <text:p>10,52%</text:p>
          </table:table-cell>
          <table:table-cell table:style-name="Gnumeric-default" office:value-type="string" calcext:value-type="string">
            <text:p>[15104636285, 15761098931, 15880547418, 15803181762, 1576234696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1_2.xmi</text:p>
          </table:table-cell>
          <table:table-cell table:style-name="ce2" office:value-type="float" office:value="9" calcext:value-type="float">
            <text:p>9</text:p>
          </table:table-cell>
          <table:table-cell table:style-name="Gnumeric-default" office:value-type="float" office:value="15729464614" calcext:value-type="float">
            <text:p>15729464614</text:p>
          </table:table-cell>
          <table:table-cell table:style-name="ce2" table:formula="of:=[.F48]-[.F124]" office:value-type="float" office:value="663259663" calcext:value-type="float">
            <text:p>663259663</text:p>
          </table:table-cell>
          <table:table-cell table:style-name="ce7" table:formula="of:=[.G48]/[.F124]" office:value-type="percentage" office:value="0.0440230081269389" calcext:value-type="percentage">
            <text:p>4,40%</text:p>
          </table:table-cell>
          <table:table-cell table:style-name="Gnumeric-default" office:value-type="string" calcext:value-type="string">
            <text:p>[15869921230, 15468355790, 15378948316, 16264745679, 1566535205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2_1.xmi</text:p>
          </table:table-cell>
          <table:table-cell table:style-name="ce2" office:value-type="float" office:value="10" calcext:value-type="float">
            <text:p>10</text:p>
          </table:table-cell>
          <table:table-cell table:style-name="Gnumeric-default" office:value-type="float" office:value="16279799111" calcext:value-type="float">
            <text:p>16279799111</text:p>
          </table:table-cell>
          <table:table-cell table:style-name="ce2" table:formula="of:=[.F49]-[.F125]" office:value-type="float" office:value="947442640" calcext:value-type="float">
            <text:p>947442640</text:p>
          </table:table-cell>
          <table:table-cell table:style-name="ce7" table:formula="of:=[.G49]/[.F125]" office:value-type="percentage" office:value="0.0617936741682217" calcext:value-type="percentage">
            <text:p>6,18%</text:p>
          </table:table-cell>
          <table:table-cell table:style-name="Gnumeric-default" office:value-type="string" calcext:value-type="string">
            <text:p>[15857088027, 15529245540, 15779432358, 17770463556, 1646276607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2_2.xmi</text:p>
          </table:table-cell>
          <table:table-cell table:style-name="ce2" office:value-type="float" office:value="11" calcext:value-type="float">
            <text:p>11</text:p>
          </table:table-cell>
          <table:table-cell table:style-name="Gnumeric-default" office:value-type="float" office:value="16510287570" calcext:value-type="float">
            <text:p>16510287570</text:p>
          </table:table-cell>
          <table:table-cell table:style-name="ce2" table:formula="of:=[.F50]-[.F126]" office:value-type="float" office:value="1737578997" calcext:value-type="float">
            <text:p>1737578997</text:p>
          </table:table-cell>
          <table:table-cell table:style-name="ce7" table:formula="of:=[.G50]/[.F126]" office:value-type="percentage" office:value="0.117620880992384" calcext:value-type="percentage">
            <text:p>11,76%</text:p>
          </table:table-cell>
          <table:table-cell table:style-name="Gnumeric-default" office:value-type="string" calcext:value-type="string">
            <text:p>[16395440470, 16892752598, 17042121272, 15677112188, 1654401132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1_1.xmi</text:p>
          </table:table-cell>
          <table:table-cell table:style-name="ce2" office:value-type="float" office:value="12" calcext:value-type="float">
            <text:p>12</text:p>
          </table:table-cell>
          <table:table-cell table:style-name="Gnumeric-default" office:value-type="float" office:value="19739751492" calcext:value-type="float">
            <text:p>19739751492</text:p>
          </table:table-cell>
          <table:table-cell table:style-name="ce2" table:formula="of:=[.F51]-[.F127]" office:value-type="float" office:value="2114074459" calcext:value-type="float">
            <text:p>2114074459</text:p>
          </table:table-cell>
          <table:table-cell table:style-name="ce7" table:formula="of:=[.G51]/[.F127]" office:value-type="percentage" office:value="0.119942879643255" calcext:value-type="percentage">
            <text:p>11,99%</text:p>
          </table:table-cell>
          <table:table-cell table:style-name="Gnumeric-default" office:value-type="string" calcext:value-type="string">
            <text:p>[19906255959, 19976050781, 19903320696, 19893369982, 1901976004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1_2.xmi</text:p>
          </table:table-cell>
          <table:table-cell table:style-name="ce2" office:value-type="float" office:value="13" calcext:value-type="float">
            <text:p>13</text:p>
          </table:table-cell>
          <table:table-cell table:style-name="Gnumeric-default" office:value-type="float" office:value="19354260895" calcext:value-type="float">
            <text:p>19354260895</text:p>
          </table:table-cell>
          <table:table-cell table:style-name="ce2" table:formula="of:=[.F52]-[.F128]" office:value-type="float" office:value="1466893406" calcext:value-type="float">
            <text:p>1466893406</text:p>
          </table:table-cell>
          <table:table-cell table:style-name="ce7" table:formula="of:=[.G52]/[.F128]" office:value-type="percentage" office:value="0.0820072269942505" calcext:value-type="percentage">
            <text:p>8,20%</text:p>
          </table:table-cell>
          <table:table-cell table:style-name="Gnumeric-default" office:value-type="string" calcext:value-type="string">
            <text:p>[19968314197, 18700964354, 18984577823, 19271411749, 1984603635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2_1.xmi</text:p>
          </table:table-cell>
          <table:table-cell table:style-name="ce2" office:value-type="float" office:value="14" calcext:value-type="float">
            <text:p>14</text:p>
          </table:table-cell>
          <table:table-cell table:style-name="Gnumeric-default" office:value-type="float" office:value="20216993088" calcext:value-type="float">
            <text:p>20216993088</text:p>
          </table:table-cell>
          <table:table-cell table:style-name="ce2" table:formula="of:=[.F53]-[.F129]" office:value-type="float" office:value="2252830934" calcext:value-type="float">
            <text:p>2252830934</text:p>
          </table:table-cell>
          <table:table-cell table:style-name="ce7" table:formula="of:=[.G53]/[.F129]" office:value-type="percentage" office:value="0.125406958292145" calcext:value-type="percentage">
            <text:p>12,54%</text:p>
          </table:table-cell>
          <table:table-cell table:style-name="Gnumeric-default" office:value-type="string" calcext:value-type="string">
            <text:p>[17714431177, 23269425517, 19924881671, 20476318714, 1969990836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2_2.xmi</text:p>
          </table:table-cell>
          <table:table-cell table:style-name="ce2" office:value-type="float" office:value="15" calcext:value-type="float">
            <text:p>15</text:p>
          </table:table-cell>
          <table:table-cell table:style-name="Gnumeric-default" office:value-type="float" office:value="19123032680" calcext:value-type="float">
            <text:p>19123032680</text:p>
          </table:table-cell>
          <table:table-cell table:style-name="ce2" table:formula="of:=[.F54]-[.F130]" office:value-type="float" office:value="1019918639" calcext:value-type="float">
            <text:p>1019918639</text:p>
          </table:table-cell>
          <table:table-cell table:style-name="ce7" table:formula="of:=[.G54]/[.F130]" office:value-type="percentage" office:value="0.0563394030822589" calcext:value-type="percentage">
            <text:p>5,63%</text:p>
          </table:table-cell>
          <table:table-cell table:style-name="Gnumeric-default" office:value-type="string" calcext:value-type="string">
            <text:p>[17798028843, 20406216865, 19036603278, 19105524267, 19268790151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1.xmi</text:p>
          </table:table-cell>
          <table:table-cell table:style-name="ce2" office:value-type="float" office:value="16" calcext:value-type="float">
            <text:p>16</text:p>
          </table:table-cell>
          <table:table-cell table:style-name="Gnumeric-default" office:value-type="float" office:value="21619242070" calcext:value-type="float">
            <text:p>21619242070</text:p>
          </table:table-cell>
          <table:table-cell table:style-name="ce2" table:formula="of:=[.F55]-[.F131]" office:value-type="float" office:value="1963255853" calcext:value-type="float">
            <text:p>1963255853</text:p>
          </table:table-cell>
          <table:table-cell table:style-name="ce7" table:formula="of:=[.G55]/[.F131]" office:value-type="percentage" office:value="0.0998808114396227" calcext:value-type="percentage">
            <text:p>9,99%</text:p>
          </table:table-cell>
          <table:table-cell table:style-name="Gnumeric-default" office:value-type="string" calcext:value-type="string">
            <text:p>[24896453738, 20198849547, 22153672002, 20501523323, 20345711741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2.xmi</text:p>
          </table:table-cell>
          <table:table-cell table:style-name="ce2" office:value-type="float" office:value="17" calcext:value-type="float">
            <text:p>17</text:p>
          </table:table-cell>
          <table:table-cell table:style-name="Gnumeric-default" office:value-type="float" office:value="20050467861" calcext:value-type="float">
            <text:p>20050467861</text:p>
          </table:table-cell>
          <table:table-cell table:style-name="ce2" table:formula="of:=[.F56]-[.F132]" office:value-type="float" office:value="885443867" calcext:value-type="float">
            <text:p>885443867</text:p>
          </table:table-cell>
          <table:table-cell table:style-name="ce7" table:formula="of:=[.G56]/[.F132]" office:value-type="percentage" office:value="0.0462010309654298" calcext:value-type="percentage">
            <text:p>4,62%</text:p>
          </table:table-cell>
          <table:table-cell table:style-name="Gnumeric-default" office:value-type="string" calcext:value-type="string">
            <text:p>[19994821468, 20701834669, 20968236030, 19837464387, 1874998275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3.xmi</text:p>
          </table:table-cell>
          <table:table-cell table:style-name="ce2" office:value-type="float" office:value="18" calcext:value-type="float">
            <text:p>18</text:p>
          </table:table-cell>
          <table:table-cell table:style-name="Gnumeric-default" office:value-type="float" office:value="20236442150" calcext:value-type="float">
            <text:p>20236442150</text:p>
          </table:table-cell>
          <table:table-cell table:style-name="ce2" table:formula="of:=[.F57]-[.F133]" office:value-type="float" office:value="1156406083" calcext:value-type="float">
            <text:p>1156406083</text:p>
          </table:table-cell>
          <table:table-cell table:style-name="ce7" table:formula="of:=[.G57]/[.F133]" office:value-type="percentage" office:value="0.0606081707046702" calcext:value-type="percentage">
            <text:p>6,06%</text:p>
          </table:table-cell>
          <table:table-cell table:style-name="Gnumeric-default" office:value-type="string" calcext:value-type="string">
            <text:p>[20547619800, 20271186059, 20181588891, 20444009057, 1973780694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false_false.xmi</text:p>
          </table:table-cell>
          <table:table-cell table:style-name="ce2" office:value-type="float" office:value="19" calcext:value-type="float">
            <text:p>19</text:p>
          </table:table-cell>
          <table:table-cell table:style-name="Gnumeric-default" office:value-type="float" office:value="15930223524" calcext:value-type="float">
            <text:p>15930223524</text:p>
          </table:table-cell>
          <table:table-cell table:style-name="ce2" table:formula="of:=[.F58]-[.F134]" office:value-type="float" office:value="1464496964" calcext:value-type="float">
            <text:p>1464496964</text:p>
          </table:table-cell>
          <table:table-cell table:style-name="ce7" table:formula="of:=[.G58]/[.F134]" office:value-type="percentage" office:value="0.101239087986743" calcext:value-type="percentage">
            <text:p>10,12%</text:p>
          </table:table-cell>
          <table:table-cell table:style-name="Gnumeric-default" office:value-type="string" calcext:value-type="string">
            <text:p>[16319689837, 16407595912, 14992406516, 16339155320, 1559227003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false_true.xmi</text:p>
          </table:table-cell>
          <table:table-cell table:style-name="ce2" office:value-type="float" office:value="20" calcext:value-type="float">
            <text:p>20</text:p>
          </table:table-cell>
          <table:table-cell table:style-name="Gnumeric-default" office:value-type="float" office:value="16073844438" calcext:value-type="float">
            <text:p>16073844438</text:p>
          </table:table-cell>
          <table:table-cell table:style-name="ce2" table:formula="of:=[.F59]-[.F135]" office:value-type="float" office:value="1060449345" calcext:value-type="float">
            <text:p>1060449345</text:p>
          </table:table-cell>
          <table:table-cell table:style-name="ce7" table:formula="of:=[.G59]/[.F135]" office:value-type="percentage" office:value="0.0706335468047754" calcext:value-type="percentage">
            <text:p>7,06%</text:p>
          </table:table-cell>
          <table:table-cell table:style-name="Gnumeric-default" office:value-type="string" calcext:value-type="string">
            <text:p>[15051525276, 17260410915, 15837366467, 15964307042, 1625561249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true_false.xmi</text:p>
          </table:table-cell>
          <table:table-cell table:style-name="ce2" office:value-type="float" office:value="21" calcext:value-type="float">
            <text:p>21</text:p>
          </table:table-cell>
          <table:table-cell table:style-name="Gnumeric-default" office:value-type="float" office:value="14397920025" calcext:value-type="float">
            <text:p>14397920025</text:p>
          </table:table-cell>
          <table:table-cell table:style-name="ce2" table:formula="of:=[.F60]-[.F136]" office:value-type="float" office:value="672943095" calcext:value-type="float">
            <text:p>672943095</text:p>
          </table:table-cell>
          <table:table-cell table:style-name="ce7" table:formula="of:=[.G60]/[.F136]" office:value-type="percentage" office:value="0.0490305447092653" calcext:value-type="percentage">
            <text:p>4,90%</text:p>
          </table:table-cell>
          <table:table-cell table:style-name="Gnumeric-default" office:value-type="string" calcext:value-type="string">
            <text:p>[13639625761, 14716008541, 14361725304, 14778300253, 1449394027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true_true.xmi</text:p>
          </table:table-cell>
          <table:table-cell table:style-name="ce2" office:value-type="float" office:value="22" calcext:value-type="float">
            <text:p>22</text:p>
          </table:table-cell>
          <table:table-cell table:style-name="Gnumeric-default" office:value-type="float" office:value="14953342715" calcext:value-type="float">
            <text:p>14953342715</text:p>
          </table:table-cell>
          <table:table-cell table:style-name="ce2" table:formula="of:=[.F61]-[.F137]" office:value-type="float" office:value="1048148893" calcext:value-type="float">
            <text:p>1048148893</text:p>
          </table:table-cell>
          <table:table-cell table:style-name="ce7" table:formula="of:=[.G61]/[.F137]" office:value-type="percentage" office:value="0.0753782296325621" calcext:value-type="percentage">
            <text:p>7,54%</text:p>
          </table:table-cell>
          <table:table-cell table:style-name="Gnumeric-default" office:value-type="string" calcext:value-type="string">
            <text:p>[15000715947, 15215232949, 15680300027, 14606874830, 1426358982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1_1.xmi</text:p>
          </table:table-cell>
          <table:table-cell table:style-name="ce2" office:value-type="float" office:value="23" calcext:value-type="float">
            <text:p>23</text:p>
          </table:table-cell>
          <table:table-cell table:style-name="Gnumeric-default" office:value-type="float" office:value="34562870234" calcext:value-type="float">
            <text:p>34562870234</text:p>
          </table:table-cell>
          <table:table-cell table:style-name="ce2" table:formula="of:=[.F62]-[.F138]" office:value-type="float" office:value="1692332479" calcext:value-type="float">
            <text:p>1692332479</text:p>
          </table:table-cell>
          <table:table-cell table:style-name="ce7" table:formula="of:=[.G62]/[.F138]" office:value-type="percentage" office:value="0.0514847822574055" calcext:value-type="percentage">
            <text:p>5,15%</text:p>
          </table:table-cell>
          <table:table-cell table:style-name="Gnumeric-default" office:value-type="string" calcext:value-type="string">
            <text:p>[33723298276, 36408171264, 34504771862, 33709230108, 3446887966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1_2.xmi</text:p>
          </table:table-cell>
          <table:table-cell table:style-name="ce2" office:value-type="float" office:value="24" calcext:value-type="float">
            <text:p>24</text:p>
          </table:table-cell>
          <table:table-cell table:style-name="Gnumeric-default" office:value-type="float" office:value="34477527453" calcext:value-type="float">
            <text:p>34477527453</text:p>
          </table:table-cell>
          <table:table-cell table:style-name="ce2" table:formula="of:=[.F63]-[.F139]" office:value-type="float" office:value="1546322255" calcext:value-type="float">
            <text:p>1546322255</text:p>
          </table:table-cell>
          <table:table-cell table:style-name="ce7" table:formula="of:=[.G63]/[.F139]" office:value-type="percentage" office:value="0.0469561391908582" calcext:value-type="percentage">
            <text:p>4,70%</text:p>
          </table:table-cell>
          <table:table-cell table:style-name="Gnumeric-default" office:value-type="string" calcext:value-type="string">
            <text:p>[34050113191, 36257647285, 33885068603, 33555006225, 3463980196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2_1.xmi</text:p>
          </table:table-cell>
          <table:table-cell table:style-name="ce2" office:value-type="float" office:value="25" calcext:value-type="float">
            <text:p>25</text:p>
          </table:table-cell>
          <table:table-cell table:style-name="Gnumeric-default" office:value-type="float" office:value="35048392777" calcext:value-type="float">
            <text:p>35048392777</text:p>
          </table:table-cell>
          <table:table-cell table:style-name="ce2" table:formula="of:=[.F64]-[.F140]" office:value-type="float" office:value="2356347987" calcext:value-type="float">
            <text:p>2356347987</text:p>
          </table:table-cell>
          <table:table-cell table:style-name="ce7" table:formula="of:=[.G64]/[.F140]" office:value-type="percentage" office:value="0.072077106284914" calcext:value-type="percentage">
            <text:p>7,21%</text:p>
          </table:table-cell>
          <table:table-cell table:style-name="Gnumeric-default" office:value-type="string" calcext:value-type="string">
            <text:p>[34325470528, 36399921589, 35237131610, 33841493274, 3543794688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2_2.xmi</text:p>
          </table:table-cell>
          <table:table-cell table:style-name="ce2" office:value-type="float" office:value="26" calcext:value-type="float">
            <text:p>26</text:p>
          </table:table-cell>
          <table:table-cell table:style-name="Gnumeric-default" office:value-type="float" office:value="34360880492" calcext:value-type="float">
            <text:p>34360880492</text:p>
          </table:table-cell>
          <table:table-cell table:style-name="ce2" table:formula="of:=[.F65]-[.F141]" office:value-type="float" office:value="1663509798" calcext:value-type="float">
            <text:p>1663509798</text:p>
          </table:table-cell>
          <table:table-cell table:style-name="ce7" table:formula="of:=[.G65]/[.F141]" office:value-type="percentage" office:value="0.0508759500440583" calcext:value-type="percentage">
            <text:p>5,09%</text:p>
          </table:table-cell>
          <table:table-cell table:style-name="Gnumeric-default" office:value-type="string" calcext:value-type="string">
            <text:p>[32836771945, 34303498853, 35518854828, 34792398319, 3435287851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false_false.xmi</text:p>
          </table:table-cell>
          <table:table-cell table:style-name="ce2" office:value-type="float" office:value="27" calcext:value-type="float">
            <text:p>27</text:p>
          </table:table-cell>
          <table:table-cell table:style-name="Gnumeric-default" office:value-type="float" office:value="27264606448" calcext:value-type="float">
            <text:p>27264606448</text:p>
          </table:table-cell>
          <table:table-cell table:style-name="ce2" table:formula="of:=[.F66]-[.F142]" office:value-type="float" office:value="1606366686" calcext:value-type="float">
            <text:p>1606366686</text:p>
          </table:table-cell>
          <table:table-cell table:style-name="ce7" table:formula="of:=[.G66]/[.F142]" office:value-type="percentage" office:value="0.0626062699896911" calcext:value-type="percentage">
            <text:p>6,26%</text:p>
          </table:table-cell>
          <table:table-cell table:style-name="Gnumeric-default" office:value-type="string" calcext:value-type="string">
            <text:p>[25971441656, 27287444785, 27302090422, 27525289504, 2823676587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false_true.xmi</text:p>
          </table:table-cell>
          <table:table-cell table:style-name="ce2" office:value-type="float" office:value="28" calcext:value-type="float">
            <text:p>28</text:p>
          </table:table-cell>
          <table:table-cell table:style-name="Gnumeric-default" office:value-type="float" office:value="27513242375" calcext:value-type="float">
            <text:p>27513242375</text:p>
          </table:table-cell>
          <table:table-cell table:style-name="ce2" table:formula="of:=[.F67]-[.F143]" office:value-type="float" office:value="2349061083" calcext:value-type="float">
            <text:p>2349061083</text:p>
          </table:table-cell>
          <table:table-cell table:style-name="ce7" table:formula="of:=[.G67]/[.F143]" office:value-type="percentage" office:value="0.0933493943531076" calcext:value-type="percentage">
            <text:p>9,33%</text:p>
          </table:table-cell>
          <table:table-cell table:style-name="Gnumeric-default" office:value-type="string" calcext:value-type="string">
            <text:p>[28706485254, 26060350251, 28564683946, 26833658566, 2740103385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true_false.xmi</text:p>
          </table:table-cell>
          <table:table-cell table:style-name="ce2" office:value-type="float" office:value="29" calcext:value-type="float">
            <text:p>29</text:p>
          </table:table-cell>
          <table:table-cell table:style-name="Gnumeric-default" office:value-type="float" office:value="25036713033" calcext:value-type="float">
            <text:p>25036713033</text:p>
          </table:table-cell>
          <table:table-cell table:style-name="ce2" table:formula="of:=[.F68]-[.F144]" office:value-type="float" office:value="1823155903" calcext:value-type="float">
            <text:p>1823155903</text:p>
          </table:table-cell>
          <table:table-cell table:style-name="ce7" table:formula="of:=[.G68]/[.F144]" office:value-type="percentage" office:value="0.0785384115321063" calcext:value-type="percentage">
            <text:p>7,85%</text:p>
          </table:table-cell>
          <table:table-cell table:style-name="Gnumeric-default" office:value-type="string" calcext:value-type="string">
            <text:p>[22978945018, 26554124941, 26943936143, 25152682206, 2355387686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true_true.xmi</text:p>
          </table:table-cell>
          <table:table-cell table:style-name="ce2" office:value-type="float" office:value="30" calcext:value-type="float">
            <text:p>30</text:p>
          </table:table-cell>
          <table:table-cell table:style-name="Gnumeric-default" office:value-type="float" office:value="24827471022" calcext:value-type="float">
            <text:p>24827471022</text:p>
          </table:table-cell>
          <table:table-cell table:style-name="ce2" table:formula="of:=[.F69]-[.F145]" office:value-type="float" office:value="1578766245" calcext:value-type="float">
            <text:p>1578766245</text:p>
          </table:table-cell>
          <table:table-cell table:style-name="ce7" table:formula="of:=[.G69]/[.F145]" office:value-type="percentage" office:value="0.0679077075537506" calcext:value-type="percentage">
            <text:p>6,79%</text:p>
          </table:table-cell>
          <table:table-cell table:style-name="Gnumeric-default" office:value-type="string" calcext:value-type="string">
            <text:p>[23543479660, 25719354447, 23760380998, 26314501543, 2479963846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false_false.xmi</text:p>
          </table:table-cell>
          <table:table-cell table:style-name="ce2" office:value-type="float" office:value="31" calcext:value-type="float">
            <text:p>31</text:p>
          </table:table-cell>
          <table:table-cell table:style-name="Gnumeric-default" office:value-type="float" office:value="23474548998" calcext:value-type="float">
            <text:p>23474548998</text:p>
          </table:table-cell>
          <table:table-cell table:style-name="ce2" table:formula="of:=[.F70]-[.F146]" office:value-type="float" office:value="1258822078" calcext:value-type="float">
            <text:p>1258822078</text:p>
          </table:table-cell>
          <table:table-cell table:style-name="ce7" table:formula="of:=[.G70]/[.F146]" office:value-type="percentage" office:value="0.0566635556213436" calcext:value-type="percentage">
            <text:p>5,67%</text:p>
          </table:table-cell>
          <table:table-cell table:style-name="Gnumeric-default" office:value-type="string" calcext:value-type="string">
            <text:p>[23164853036, 23252379776, 24300873559, 24734627318, 2192001130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false_true.xmi</text:p>
          </table:table-cell>
          <table:table-cell table:style-name="ce2" office:value-type="float" office:value="32" calcext:value-type="float">
            <text:p>32</text:p>
          </table:table-cell>
          <table:table-cell table:style-name="Gnumeric-default" office:value-type="float" office:value="23845006025" calcext:value-type="float">
            <text:p>23845006025</text:p>
          </table:table-cell>
          <table:table-cell table:style-name="ce2" table:formula="of:=[.F71]-[.F147]" office:value-type="float" office:value="2019105656" calcext:value-type="float">
            <text:p>2019105656</text:p>
          </table:table-cell>
          <table:table-cell table:style-name="ce7" table:formula="of:=[.G71]/[.F147]" office:value-type="percentage" office:value="0.0925096157255349" calcext:value-type="percentage">
            <text:p>9,25%</text:p>
          </table:table-cell>
          <table:table-cell table:style-name="Gnumeric-default" office:value-type="string" calcext:value-type="string">
            <text:p>[25129766313, 24247889358, 24079176472, 23192714833, 22575483151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true_false.xmi</text:p>
          </table:table-cell>
          <table:table-cell table:style-name="ce2" office:value-type="float" office:value="33" calcext:value-type="float">
            <text:p>33</text:p>
          </table:table-cell>
          <table:table-cell table:style-name="Gnumeric-default" office:value-type="float" office:value="23125874881" calcext:value-type="float">
            <text:p>23125874881</text:p>
          </table:table-cell>
          <table:table-cell table:style-name="ce2" table:formula="of:=[.F72]-[.F148]" office:value-type="float" office:value="1313670586" calcext:value-type="float">
            <text:p>1313670586</text:p>
          </table:table-cell>
          <table:table-cell table:style-name="ce7" table:formula="of:=[.G72]/[.F148]" office:value-type="percentage" office:value="0.0602264020744172" calcext:value-type="percentage">
            <text:p>6,02%</text:p>
          </table:table-cell>
          <table:table-cell table:style-name="Gnumeric-default" office:value-type="string" calcext:value-type="string">
            <text:p>[22489162872, 24819525959, 22603999333, 23622298172, 2209438807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generic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true_true.xmi</text:p>
          </table:table-cell>
          <table:table-cell table:style-name="ce2" office:value-type="float" office:value="34" calcext:value-type="float">
            <text:p>34</text:p>
          </table:table-cell>
          <table:table-cell table:style-name="Gnumeric-default" office:value-type="float" office:value="23130872114" calcext:value-type="float">
            <text:p>23130872114</text:p>
          </table:table-cell>
          <table:table-cell table:style-name="ce2" table:formula="of:=[.F73]-[.F149]" office:value-type="float" office:value="1638914513" calcext:value-type="float">
            <text:p>1638914513</text:p>
          </table:table-cell>
          <table:table-cell table:style-name="ce7" table:formula="of:=[.G73]/[.F149]" office:value-type="percentage" office:value="0.0762571071200951" calcext:value-type="percentage">
            <text:p>7,63%</text:p>
          </table:table-cell>
          <table:table-cell table:style-name="Gnumeric-default" office:value-type="string" calcext:value-type="string">
            <text:p>[23393222751, 24209165971, 22223781715, 22313494255, 2351469587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anonCompany/ExampleB/ExampleBV1.uml</text:p>
          </table:table-cell>
          <table:table-cell office:value-type="string" calcext:value-type="string">
            <text:p>anonCompany/ExampleB/ExampleBV1_parameter_false_false.xmi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6430376800" calcext:value-type="float">
            <text:p>16430376800</text:p>
          </table:table-cell>
          <table:table-cell table:style-name="ce2" table:formula="of:=[.F74]-[.F150]" office:value-type="float" office:value="2041856884" calcext:value-type="float">
            <text:p>2041856884</text:p>
          </table:table-cell>
          <table:table-cell table:style-name="ce7" table:formula="of:=[.G74]/[.F150]" office:value-type="percentage" office:value="0.141908750581737" calcext:value-type="percentage">
            <text:p>14,19%</text:p>
          </table:table-cell>
          <table:table-cell office:value-type="string" calcext:value-type="string">
            <text:p>[25494136226, 22873329293, 23212436562, 19184590258, 18380075692]</text:p>
          </table:table-cell>
          <table:table-cell table:style-name="Gnumeric-default" table:number-columns-repeated="1015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anonCompany/ExampleB/ExampleBV1.uml</text:p>
          </table:table-cell>
          <table:table-cell office:value-type="string" calcext:value-type="string">
            <text:p>anonCompany/ExampleB/ExampleBV1_parameter_false_true.xmi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16871195106" calcext:value-type="float">
            <text:p>16871195106</text:p>
          </table:table-cell>
          <table:table-cell table:style-name="ce2" table:formula="of:=[.F75]-[.F151]" office:value-type="float" office:value="2213074588" calcext:value-type="float">
            <text:p>2213074588</text:p>
          </table:table-cell>
          <table:table-cell table:style-name="ce7" table:formula="of:=[.G75]/[.F151]" office:value-type="percentage" office:value="0.150979423677297" calcext:value-type="percentage">
            <text:p>15,10%</text:p>
          </table:table-cell>
          <table:table-cell office:value-type="string" calcext:value-type="string">
            <text:p>[21536897525, 24706796467, 27153473028, 19889534874, 21494904704]</text:p>
          </table:table-cell>
          <table:table-cell table:style-name="Gnumeric-default" table:number-columns-repeated="1015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anonCompany/ExampleB/ExampleBV1.uml</text:p>
          </table:table-cell>
          <table:table-cell office:value-type="string" calcext:value-type="string">
            <text:p>anonCompany/ExampleB/ExampleBV1_parameter_true_false.xmi</text:p>
          </table:table-cell>
          <table:table-cell table:style-name="ce2" office:value-type="float" office:value="37" calcext:value-type="float">
            <text:p>37</text:p>
          </table:table-cell>
          <table:table-cell office:value-type="float" office:value="15666817185" calcext:value-type="float">
            <text:p>15666817185</text:p>
          </table:table-cell>
          <table:table-cell table:style-name="ce2" table:formula="of:=[.F76]-[.F152]" office:value-type="float" office:value="1799522622.25" calcext:value-type="float">
            <text:p>1799522622,25</text:p>
          </table:table-cell>
          <table:table-cell table:style-name="ce7" table:formula="of:=[.G76]/[.F152]" office:value-type="percentage" office:value="0.129767390034667" calcext:value-type="percentage">
            <text:p>12,98%</text:p>
          </table:table-cell>
          <table:table-cell office:value-type="string" calcext:value-type="string">
            <text:p>[19639611800, 18599716790, 20082559504, 20983104912, 17948414397]</text:p>
          </table:table-cell>
          <table:table-cell table:style-name="Gnumeric-default" table:number-columns-repeated="1015"/>
        </table:table-row>
        <table:table-row table:style-name="ro1">
          <table:table-cell office:value-type="string" calcext:value-type="string">
            <text:p>fuml</text:p>
          </table:table-cell>
          <table:table-cell office:value-type="string" calcext:value-type="string">
            <text:p>generic_traces</text:p>
          </table:table-cell>
          <table:table-cell office:value-type="string" calcext:value-type="string">
            <text:p>anonCompany/ExampleB/ExampleBV1.uml</text:p>
          </table:table-cell>
          <table:table-cell office:value-type="string" calcext:value-type="string">
            <text:p>anonCompany/ExampleB/ExampleBV1_parameter_true_true.xmi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15509180147" calcext:value-type="float">
            <text:p>15509180147</text:p>
          </table:table-cell>
          <table:table-cell table:style-name="ce2" table:formula="of:=[.F77]-[.F153]" office:value-type="float" office:value="1639806748" calcext:value-type="float">
            <text:p>1639806748</text:p>
          </table:table-cell>
          <table:table-cell table:style-name="ce7" table:formula="of:=[.G77]/[.F153]" office:value-type="percentage" office:value="0.11823221574799" calcext:value-type="percentage">
            <text:p>11,82%</text:p>
          </table:table-cell>
          <table:table-cell office:value-type="string" calcext:value-type="string">
            <text:p>[21523399681, 21730470762, 17886626688, 22254307652, 18575538013]</text:p>
          </table:table-cell>
          <table:table-cell table:style-name="Gnumeric-default" table:number-columns-repeated="1015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ce2" office:value-type="string" calcext:value-type="string">
            <text:p>ds_traces</text:p>
          </table:table-cell>
          <table:table-cell table:style-name="ce2" office:value-type="string" calcext:value-type="string">
            <text:p>IBM/2557-2.uml</text:p>
          </table:table-cell>
          <table:table-cell table:style-name="ce2" office:value-type="string" calcext:value-type="string">
            <text:p>IBM/2557-2_parameter_1.xm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175565123" calcext:value-type="float">
            <text:p>17175565123</text:p>
          </table:table-cell>
          <table:table-cell table:style-name="ce2" table:formula="of:=[.F78]-[.F116]" office:value-type="float" office:value="1590721253" calcext:value-type="float">
            <text:p>1590721253</text:p>
          </table:table-cell>
          <table:table-cell table:style-name="ce8" table:formula="of:=[.G78]/[.F116]" office:value-type="percentage" office:value="0.102068475389866" calcext:value-type="percentage">
            <text:p>10,21%</text:p>
          </table:table-cell>
          <table:table-cell table:style-name="ce2" office:value-type="string" calcext:value-type="string">
            <text:p>[19526835845, 17119830357, 15813052756, 16866336088, 16551770573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1012"/>
          <table:table-cell table:style-name="Gnumeric-default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IBM/2557-2.uml</text:p>
          </table:table-cell>
          <table:table-cell table:style-name="Gnumeric-default" office:value-type="string" calcext:value-type="string">
            <text:p>IBM/2557-2_parameter_2.xmi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6527287380" calcext:value-type="float">
            <text:p>16527287380</text:p>
          </table:table-cell>
          <table:table-cell table:style-name="ce2" table:formula="of:=[.F79]-[.F117]" office:value-type="float" office:value="1001461256.5" calcext:value-type="float">
            <text:p>1001461256,5</text:p>
          </table:table-cell>
          <table:table-cell table:style-name="ce8" table:formula="of:=[.G79]/[.F117]" office:value-type="percentage" office:value="0.0645029287674542" calcext:value-type="percentage">
            <text:p>6,45%</text:p>
          </table:table-cell>
          <table:table-cell table:style-name="Gnumeric-default" office:value-type="string" calcext:value-type="string">
            <text:p>[17044978953, 16214895230, 15849024416, 16852801113, 1667473718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IBM/2557-2.uml</text:p>
          </table:table-cell>
          <table:table-cell table:style-name="Gnumeric-default" office:value-type="string" calcext:value-type="string">
            <text:p>IBM/2557-2_parameter_3.xmi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6687155558" calcext:value-type="float">
            <text:p>16687155558</text:p>
          </table:table-cell>
          <table:table-cell table:style-name="ce2" table:formula="of:=[.F80]-[.F118]" office:value-type="float" office:value="1184424162" calcext:value-type="float">
            <text:p>1184424162</text:p>
          </table:table-cell>
          <table:table-cell table:style-name="ce8" table:formula="of:=[.G80]/[.F118]" office:value-type="percentage" office:value="0.0764009987495238" calcext:value-type="percentage">
            <text:p>7,64%</text:p>
          </table:table-cell>
          <table:table-cell table:style-name="Gnumeric-default" office:value-type="string" calcext:value-type="string">
            <text:p>[17496839735, 17350982849, 16447520821, 15387879125, 1675255526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1_1.xmi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6353930672" calcext:value-type="float">
            <text:p>36353930672</text:p>
          </table:table-cell>
          <table:table-cell table:style-name="ce2" table:formula="of:=[.F81]-[.F119]" office:value-type="float" office:value="1856196356" calcext:value-type="float">
            <text:p>1856196356</text:p>
          </table:table-cell>
          <table:table-cell table:style-name="ce8" table:formula="of:=[.G81]/[.F119]" office:value-type="percentage" office:value="0.0538063264966099" calcext:value-type="percentage">
            <text:p>5,38%</text:p>
          </table:table-cell>
          <table:table-cell table:style-name="Gnumeric-default" office:value-type="string" calcext:value-type="string">
            <text:p>[36738974006, 37277747359, 35992185152, 36120893678, 3563985316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1_2.xmi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36227858601" calcext:value-type="float">
            <text:p>36227858601</text:p>
          </table:table-cell>
          <table:table-cell table:style-name="ce2" table:formula="of:=[.F82]-[.F120]" office:value-type="float" office:value="2240637521" calcext:value-type="float">
            <text:p>2240637521</text:p>
          </table:table-cell>
          <table:table-cell table:style-name="ce8" table:formula="of:=[.G82]/[.F120]" office:value-type="percentage" office:value="0.0659258818402931" calcext:value-type="percentage">
            <text:p>6,59%</text:p>
          </table:table-cell>
          <table:table-cell table:style-name="Gnumeric-default" office:value-type="string" calcext:value-type="string">
            <text:p>[35617039775, 36974454848, 36228615766, 36550154192, 3576902842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2_1.xmi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6372525681" calcext:value-type="float">
            <text:p>36372525681</text:p>
          </table:table-cell>
          <table:table-cell table:style-name="ce2" table:formula="of:=[.F83]-[.F121]" office:value-type="float" office:value="2600523423" calcext:value-type="float">
            <text:p>2600523423</text:p>
          </table:table-cell>
          <table:table-cell table:style-name="ce8" table:formula="of:=[.G83]/[.F121]" office:value-type="percentage" office:value="0.0770023465927011" calcext:value-type="percentage">
            <text:p>7,70%</text:p>
          </table:table-cell>
          <table:table-cell table:style-name="Gnumeric-default" office:value-type="string" calcext:value-type="string">
            <text:p>[35036796358, 35689892463, 36254252858, 37479904682, 3740178204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2_2.xmi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6034227844" calcext:value-type="float">
            <text:p>36034227844</text:p>
          </table:table-cell>
          <table:table-cell table:style-name="ce2" table:formula="of:=[.F84]-[.F122]" office:value-type="float" office:value="1722805553" calcext:value-type="float">
            <text:p>1722805553</text:p>
          </table:table-cell>
          <table:table-cell table:style-name="ce8" table:formula="of:=[.G84]/[.F122]" office:value-type="percentage" office:value="0.0502108463586454" calcext:value-type="percentage">
            <text:p>5,02%</text:p>
          </table:table-cell>
          <table:table-cell table:style-name="Gnumeric-default" office:value-type="string" calcext:value-type="string">
            <text:p>[35602693141, 37194956637, 36090870180, 35442945019, 3583967424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1_1.xmi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5844826372" calcext:value-type="float">
            <text:p>15844826372</text:p>
          </table:table-cell>
          <table:table-cell table:style-name="ce2" table:formula="of:=[.F85]-[.F123]" office:value-type="float" office:value="1673479238" calcext:value-type="float">
            <text:p>1673479238</text:p>
          </table:table-cell>
          <table:table-cell table:style-name="ce8" table:formula="of:=[.G85]/[.F123]" office:value-type="percentage" office:value="0.118088931290447" calcext:value-type="percentage">
            <text:p>11,81%</text:p>
          </table:table-cell>
          <table:table-cell table:style-name="Gnumeric-default" office:value-type="string" calcext:value-type="string">
            <text:p>[16016735606, 16162765342, 15375908822, 16476703362, 1519201872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1_2.xmi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15464929392" calcext:value-type="float">
            <text:p>15464929392</text:p>
          </table:table-cell>
          <table:table-cell table:style-name="ce2" table:formula="of:=[.F86]-[.F124]" office:value-type="float" office:value="398724441" calcext:value-type="float">
            <text:p>398724441</text:p>
          </table:table-cell>
          <table:table-cell table:style-name="ce8" table:formula="of:=[.G86]/[.F124]" office:value-type="percentage" office:value="0.0264648225811859" calcext:value-type="percentage">
            <text:p>2,65%</text:p>
          </table:table-cell>
          <table:table-cell table:style-name="Gnumeric-default" office:value-type="string" calcext:value-type="string">
            <text:p>[14994540514, 16217633569, 15462137915, 14895633205, 1575470176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2_1.xmi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5824003987" calcext:value-type="float">
            <text:p>15824003987</text:p>
          </table:table-cell>
          <table:table-cell table:style-name="ce2" table:formula="of:=[.F87]-[.F125]" office:value-type="float" office:value="491647516" calcext:value-type="float">
            <text:p>491647516</text:p>
          </table:table-cell>
          <table:table-cell table:style-name="ce8" table:formula="of:=[.G87]/[.F125]" office:value-type="percentage" office:value="0.0320660113094758" calcext:value-type="percentage">
            <text:p>3,21%</text:p>
          </table:table-cell>
          <table:table-cell table:style-name="Gnumeric-default" office:value-type="string" calcext:value-type="string">
            <text:p>[15958805150, 15658526461, 15641721952, 16064009304, 1579695707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2_2.xmi</text:p>
          </table:table-cell>
          <table:table-cell table:style-name="Gnumeric-default" office:value-type="float" office:value="11" calcext:value-type="float">
            <text:p>11</text:p>
          </table:table-cell>
          <table:table-cell table:style-name="Gnumeric-default" office:value-type="float" office:value="16541429746" calcext:value-type="float">
            <text:p>16541429746</text:p>
          </table:table-cell>
          <table:table-cell table:style-name="ce2" table:formula="of:=[.F88]-[.F126]" office:value-type="float" office:value="1768721173" calcext:value-type="float">
            <text:p>1768721173</text:p>
          </table:table-cell>
          <table:table-cell table:style-name="ce8" table:formula="of:=[.G88]/[.F126]" office:value-type="percentage" office:value="0.11972896942086" calcext:value-type="percentage">
            <text:p>11,97%</text:p>
          </table:table-cell>
          <table:table-cell table:style-name="Gnumeric-default" office:value-type="string" calcext:value-type="string">
            <text:p>[15792958906, 16388818562, 16343165506, 17731384749, 1645082101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1_1.xmi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20013231895" calcext:value-type="float">
            <text:p>20013231895</text:p>
          </table:table-cell>
          <table:table-cell table:style-name="ce2" table:formula="of:=[.F89]-[.F127]" office:value-type="float" office:value="2387554862" calcext:value-type="float">
            <text:p>2387554862</text:p>
          </table:table-cell>
          <table:table-cell table:style-name="ce8" table:formula="of:=[.G89]/[.F127]" office:value-type="percentage" office:value="0.135458902232797" calcext:value-type="percentage">
            <text:p>13,55%</text:p>
          </table:table-cell>
          <table:table-cell table:style-name="Gnumeric-default" office:value-type="string" calcext:value-type="string">
            <text:p>[18494771294, 20120658900, 20794868599, 21052416617, 1960344406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1_2.xmi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float" office:value="19191416529" calcext:value-type="float">
            <text:p>19191416529</text:p>
          </table:table-cell>
          <table:table-cell table:style-name="ce2" table:formula="of:=[.F90]-[.F128]" office:value-type="float" office:value="1304049040" calcext:value-type="float">
            <text:p>1304049040</text:p>
          </table:table-cell>
          <table:table-cell table:style-name="ce8" table:formula="of:=[.G90]/[.F128]" office:value-type="percentage" office:value="0.0729033515301755" calcext:value-type="percentage">
            <text:p>7,29%</text:p>
          </table:table-cell>
          <table:table-cell table:style-name="Gnumeric-default" office:value-type="string" calcext:value-type="string">
            <text:p>[19352850015, 18660479136, 19137680442, 19169439701, 1963663335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2_1.xmi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19559864478" calcext:value-type="float">
            <text:p>19559864478</text:p>
          </table:table-cell>
          <table:table-cell table:style-name="ce2" table:formula="of:=[.F91]-[.F129]" office:value-type="float" office:value="1595702324" calcext:value-type="float">
            <text:p>1595702324</text:p>
          </table:table-cell>
          <table:table-cell table:style-name="ce8" table:formula="of:=[.G91]/[.F129]" office:value-type="percentage" office:value="0.0888269828740492" calcext:value-type="percentage">
            <text:p>8,88%</text:p>
          </table:table-cell>
          <table:table-cell table:style-name="Gnumeric-default" office:value-type="string" calcext:value-type="string">
            <text:p>[19992482483, 19128911237, 20033990251, 19133680995, 1951025742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2_2.xmi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19529866535" calcext:value-type="float">
            <text:p>19529866535</text:p>
          </table:table-cell>
          <table:table-cell table:style-name="ce2" table:formula="of:=[.F92]-[.F130]" office:value-type="float" office:value="1426752494" calcext:value-type="float">
            <text:p>1426752494</text:p>
          </table:table-cell>
          <table:table-cell table:style-name="ce8" table:formula="of:=[.G92]/[.F130]" office:value-type="percentage" office:value="0.0788125452211529" calcext:value-type="percentage">
            <text:p>7,88%</text:p>
          </table:table-cell>
          <table:table-cell table:style-name="Gnumeric-default" office:value-type="string" calcext:value-type="string">
            <text:p>[19837485099, 19387850688, 18474308867, 20073007912, 1987668011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1.xmi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20918664529" calcext:value-type="float">
            <text:p>20918664529</text:p>
          </table:table-cell>
          <table:table-cell table:style-name="ce2" table:formula="of:=[.F93]-[.F131]" office:value-type="float" office:value="1262678312" calcext:value-type="float">
            <text:p>1262678312</text:p>
          </table:table-cell>
          <table:table-cell table:style-name="ce8" table:formula="of:=[.G93]/[.F131]" office:value-type="percentage" office:value="0.0642388684068134" calcext:value-type="percentage">
            <text:p>6,42%</text:p>
          </table:table-cell>
          <table:table-cell table:style-name="Gnumeric-default" office:value-type="string" calcext:value-type="string">
            <text:p>[20811610777, 20456916687, 20567018163, 22076985064, 2068079195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2.xmi</text:p>
          </table:table-cell>
          <table:table-cell table:style-name="Gnumeric-default" office:value-type="float" office:value="17" calcext:value-type="float">
            <text:p>17</text:p>
          </table:table-cell>
          <table:table-cell table:style-name="Gnumeric-default" office:value-type="float" office:value="21046323879" calcext:value-type="float">
            <text:p>21046323879</text:p>
          </table:table-cell>
          <table:table-cell table:style-name="ce2" table:formula="of:=[.F94]-[.F132]" office:value-type="float" office:value="1881299885" calcext:value-type="float">
            <text:p>1881299885</text:p>
          </table:table-cell>
          <table:table-cell table:style-name="ce8" table:formula="of:=[.G94]/[.F132]" office:value-type="percentage" office:value="0.0981631896515746" calcext:value-type="percentage">
            <text:p>9,82%</text:p>
          </table:table-cell>
          <table:table-cell table:style-name="Gnumeric-default" office:value-type="string" calcext:value-type="string">
            <text:p>[20932091573, 21433624116, 21105946679, 21079370189, 2068058683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3.xmi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float" office:value="20304607646" calcext:value-type="float">
            <text:p>20304607646</text:p>
          </table:table-cell>
          <table:table-cell table:style-name="ce2" table:formula="of:=[.F95]-[.F133]" office:value-type="float" office:value="1224571579" calcext:value-type="float">
            <text:p>1224571579</text:p>
          </table:table-cell>
          <table:table-cell table:style-name="ce8" table:formula="of:=[.G95]/[.F133]" office:value-type="percentage" office:value="0.064180779045694" calcext:value-type="percentage">
            <text:p>6,42%</text:p>
          </table:table-cell>
          <table:table-cell table:style-name="Gnumeric-default" office:value-type="string" calcext:value-type="string">
            <text:p>[20462683446, 20294167035, 20605296996, 19897461851, 2026342890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false_false.xmi</text:p>
          </table:table-cell>
          <table:table-cell table:style-name="Gnumeric-default" office:value-type="float" office:value="19" calcext:value-type="float">
            <text:p>19</text:p>
          </table:table-cell>
          <table:table-cell table:style-name="Gnumeric-default" office:value-type="float" office:value="15571236126" calcext:value-type="float">
            <text:p>15571236126</text:p>
          </table:table-cell>
          <table:table-cell table:style-name="ce2" table:formula="of:=[.F96]-[.F134]" office:value-type="float" office:value="1105509566" calcext:value-type="float">
            <text:p>1105509566</text:p>
          </table:table-cell>
          <table:table-cell table:style-name="ce8" table:formula="of:=[.G96]/[.F134]" office:value-type="percentage" office:value="0.0764226782121616" calcext:value-type="percentage">
            <text:p>7,64%</text:p>
          </table:table-cell>
          <table:table-cell table:style-name="Gnumeric-default" office:value-type="string" calcext:value-type="string">
            <text:p>[16245699188, 15892393544, 15337670379, 14179620541, 1620079697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false_true.xmi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16466301471" calcext:value-type="float">
            <text:p>16466301471</text:p>
          </table:table-cell>
          <table:table-cell table:style-name="ce2" table:formula="of:=[.F97]-[.F135]" office:value-type="float" office:value="1452906378" calcext:value-type="float">
            <text:p>1452906378</text:p>
          </table:table-cell>
          <table:table-cell table:style-name="ce8" table:formula="of:=[.G97]/[.F135]" office:value-type="percentage" office:value="0.0967740054131672" calcext:value-type="percentage">
            <text:p>9,68%</text:p>
          </table:table-cell>
          <table:table-cell table:style-name="Gnumeric-default" office:value-type="string" calcext:value-type="string">
            <text:p>[15980778972, 16483032585, 16756481669, 16578883987, 1653233014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true_false.xmi</text:p>
          </table:table-cell>
          <table:table-cell table:style-name="Gnumeric-default" office:value-type="float" office:value="21" calcext:value-type="float">
            <text:p>21</text:p>
          </table:table-cell>
          <table:table-cell table:style-name="Gnumeric-default" office:value-type="float" office:value="14903363823" calcext:value-type="float">
            <text:p>14903363823</text:p>
          </table:table-cell>
          <table:table-cell table:style-name="ce2" table:formula="of:=[.F98]-[.F136]" office:value-type="float" office:value="1178386893" calcext:value-type="float">
            <text:p>1178386893</text:p>
          </table:table-cell>
          <table:table-cell table:style-name="ce8" table:formula="of:=[.G98]/[.F136]" office:value-type="percentage" office:value="0.0858571128396061" calcext:value-type="percentage">
            <text:p>8,59%</text:p>
          </table:table-cell>
          <table:table-cell table:style-name="Gnumeric-default" office:value-type="string" calcext:value-type="string">
            <text:p>[15257232956, 14879132763, 14250246129, 15455060481, 1467514678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true_true.xmi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14672510203" calcext:value-type="float">
            <text:p>14672510203</text:p>
          </table:table-cell>
          <table:table-cell table:style-name="ce2" table:formula="of:=[.F99]-[.F137]" office:value-type="float" office:value="767316381" calcext:value-type="float">
            <text:p>767316381</text:p>
          </table:table-cell>
          <table:table-cell table:style-name="ce8" table:formula="of:=[.G99]/[.F137]" office:value-type="percentage" office:value="0.0551819982391037" calcext:value-type="percentage">
            <text:p>5,52%</text:p>
          </table:table-cell>
          <table:table-cell table:style-name="Gnumeric-default" office:value-type="string" calcext:value-type="string">
            <text:p>[13898840905, 14588330247, 15091920115, 15226446058, 1455701369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1_1.xmi</text:p>
          </table:table-cell>
          <table:table-cell table:style-name="Gnumeric-default" office:value-type="float" office:value="23" calcext:value-type="float">
            <text:p>23</text:p>
          </table:table-cell>
          <table:table-cell table:style-name="Gnumeric-default" office:value-type="float" office:value="34540467909" calcext:value-type="float">
            <text:p>34540467909</text:p>
          </table:table-cell>
          <table:table-cell table:style-name="ce2" table:formula="of:=[.F100]-[.F138]" office:value-type="float" office:value="1669930154" calcext:value-type="float">
            <text:p>1669930154</text:p>
          </table:table-cell>
          <table:table-cell table:style-name="ce8" table:formula="of:=[.G100]/[.F138]" office:value-type="percentage" office:value="0.0508032502068204" calcext:value-type="percentage">
            <text:p>5,08%</text:p>
          </table:table-cell>
          <table:table-cell table:style-name="Gnumeric-default" office:value-type="string" calcext:value-type="string">
            <text:p>[34222494876, 35267351862, 34093722464, 34335709894, 3478306045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1_2.xmi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Gnumeric-default" office:value-type="float" office:value="34010064558" calcext:value-type="float">
            <text:p>34010064558</text:p>
          </table:table-cell>
          <table:table-cell table:style-name="ce2" table:formula="of:=[.F101]-[.F139]" office:value-type="float" office:value="1078859360" calcext:value-type="float">
            <text:p>1078859360</text:p>
          </table:table-cell>
          <table:table-cell table:style-name="ce8" table:formula="of:=[.G101]/[.F139]" office:value-type="percentage" office:value="0.0327610044489207" calcext:value-type="percentage">
            <text:p>3,28%</text:p>
          </table:table-cell>
          <table:table-cell table:style-name="Gnumeric-default" office:value-type="string" calcext:value-type="string">
            <text:p>[34636788795, 33777682679, 34779157614, 33553179010, 3330351469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2_1.xmi</text:p>
          </table:table-cell>
          <table:table-cell table:style-name="Gnumeric-default" office:value-type="float" office:value="25" calcext:value-type="float">
            <text:p>25</text:p>
          </table:table-cell>
          <table:table-cell table:style-name="Gnumeric-default" office:value-type="float" office:value="34770439577" calcext:value-type="float">
            <text:p>34770439577</text:p>
          </table:table-cell>
          <table:table-cell table:style-name="ce2" table:formula="of:=[.F102]-[.F140]" office:value-type="float" office:value="2078394787" calcext:value-type="float">
            <text:p>2078394787</text:p>
          </table:table-cell>
          <table:table-cell table:style-name="ce8" table:formula="of:=[.G102]/[.F140]" office:value-type="percentage" office:value="0.0635749400305407" calcext:value-type="percentage">
            <text:p>6,36%</text:p>
          </table:table-cell>
          <table:table-cell table:style-name="Gnumeric-default" office:value-type="string" calcext:value-type="string">
            <text:p>[34900901043, 34744130555, 35743584205, 34709063123, 3375451896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2_2.xmi</text:p>
          </table:table-cell>
          <table:table-cell table:style-name="Gnumeric-default" office:value-type="float" office:value="26" calcext:value-type="float">
            <text:p>26</text:p>
          </table:table-cell>
          <table:table-cell table:style-name="Gnumeric-default" office:value-type="float" office:value="34256749588" calcext:value-type="float">
            <text:p>34256749588</text:p>
          </table:table-cell>
          <table:table-cell table:style-name="ce2" table:formula="of:=[.F103]-[.F141]" office:value-type="float" office:value="1559378894" calcext:value-type="float">
            <text:p>1559378894</text:p>
          </table:table-cell>
          <table:table-cell table:style-name="ce8" table:formula="of:=[.G103]/[.F141]" office:value-type="percentage" office:value="0.0476912626581974" calcext:value-type="percentage">
            <text:p>4,77%</text:p>
          </table:table-cell>
          <table:table-cell table:style-name="Gnumeric-default" office:value-type="string" calcext:value-type="string">
            <text:p>[34536544807, 33839981149, 34789379859, 34713401248, 33404440877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false_false.xmi</text:p>
          </table:table-cell>
          <table:table-cell table:style-name="Gnumeric-default" office:value-type="float" office:value="27" calcext:value-type="float">
            <text:p>27</text:p>
          </table:table-cell>
          <table:table-cell table:style-name="Gnumeric-default" office:value-type="float" office:value="27256188236" calcext:value-type="float">
            <text:p>27256188236</text:p>
          </table:table-cell>
          <table:table-cell table:style-name="ce2" table:formula="of:=[.F104]-[.F142]" office:value-type="float" office:value="1597948474" calcext:value-type="float">
            <text:p>1597948474</text:p>
          </table:table-cell>
          <table:table-cell table:style-name="ce8" table:formula="of:=[.G104]/[.F142]" office:value-type="percentage" office:value="0.0622781799851512" calcext:value-type="percentage">
            <text:p>6,23%</text:p>
          </table:table-cell>
          <table:table-cell table:style-name="Gnumeric-default" office:value-type="string" calcext:value-type="string">
            <text:p>[26296929759, 26135862591, 28538876697, 28310365311, 2699890682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false_true.xmi</text:p>
          </table:table-cell>
          <table:table-cell table:style-name="Gnumeric-default" office:value-type="float" office:value="28" calcext:value-type="float">
            <text:p>28</text:p>
          </table:table-cell>
          <table:table-cell table:style-name="Gnumeric-default" office:value-type="float" office:value="26648754500" calcext:value-type="float">
            <text:p>26648754500</text:p>
          </table:table-cell>
          <table:table-cell table:style-name="ce2" table:formula="of:=[.F105]-[.F143]" office:value-type="float" office:value="1484573208" calcext:value-type="float">
            <text:p>1484573208</text:p>
          </table:table-cell>
          <table:table-cell table:style-name="ce8" table:formula="of:=[.G105]/[.F143]" office:value-type="percentage" office:value="0.0589954900886032" calcext:value-type="percentage">
            <text:p>5,90%</text:p>
          </table:table-cell>
          <table:table-cell table:style-name="Gnumeric-default" office:value-type="string" calcext:value-type="string">
            <text:p>[25508003832, 27007431248, 27536810078, 27391633802, 2579989354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true_false.xmi</text:p>
          </table:table-cell>
          <table:table-cell table:style-name="Gnumeric-default" office:value-type="float" office:value="29" calcext:value-type="float">
            <text:p>29</text:p>
          </table:table-cell>
          <table:table-cell table:style-name="Gnumeric-default" office:value-type="float" office:value="24588875393" calcext:value-type="float">
            <text:p>24588875393</text:p>
          </table:table-cell>
          <table:table-cell table:style-name="ce2" table:formula="of:=[.F106]-[.F144]" office:value-type="float" office:value="1375318263" calcext:value-type="float">
            <text:p>1375318263</text:p>
          </table:table-cell>
          <table:table-cell table:style-name="ce8" table:formula="of:=[.G106]/[.F144]" office:value-type="percentage" office:value="0.0592463384778979" calcext:value-type="percentage">
            <text:p>5,92%</text:p>
          </table:table-cell>
          <table:table-cell table:style-name="Gnumeric-default" office:value-type="string" calcext:value-type="string">
            <text:p>[24547843180, 25006683633, 24052010458, 24409484550, 2492835514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true_true.xmi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Gnumeric-default" office:value-type="float" office:value="24718516395" calcext:value-type="float">
            <text:p>24718516395</text:p>
          </table:table-cell>
          <table:table-cell table:style-name="ce2" table:formula="of:=[.F107]-[.F145]" office:value-type="float" office:value="1469811618" calcext:value-type="float">
            <text:p>1469811618</text:p>
          </table:table-cell>
          <table:table-cell table:style-name="ce8" table:formula="of:=[.G107]/[.F145]" office:value-type="percentage" office:value="0.0632212259606861" calcext:value-type="percentage">
            <text:p>6,32%</text:p>
          </table:table-cell>
          <table:table-cell table:style-name="Gnumeric-default" office:value-type="string" calcext:value-type="string">
            <text:p>[24458164993, 24109265178, 24459225227, 26336480756, 24229445821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false_false.xmi</text:p>
          </table:table-cell>
          <table:table-cell table:style-name="Gnumeric-default" office:value-type="float" office:value="31" calcext:value-type="float">
            <text:p>31</text:p>
          </table:table-cell>
          <table:table-cell table:style-name="Gnumeric-default" office:value-type="float" office:value="23746198362" calcext:value-type="float">
            <text:p>23746198362</text:p>
          </table:table-cell>
          <table:table-cell table:style-name="ce2" table:formula="of:=[.F108]-[.F146]" office:value-type="float" office:value="1530471442" calcext:value-type="float">
            <text:p>1530471442</text:p>
          </table:table-cell>
          <table:table-cell table:style-name="ce8" table:formula="of:=[.G108]/[.F146]" office:value-type="percentage" office:value="0.0688913510465495" calcext:value-type="percentage">
            <text:p>6,89%</text:p>
          </table:table-cell>
          <table:table-cell table:style-name="Gnumeric-default" office:value-type="string" calcext:value-type="string">
            <text:p>[23835830833, 24474699945, 23731726469, 23521379059, 2316735550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false_true.xmi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3573678365" calcext:value-type="float">
            <text:p>23573678365</text:p>
          </table:table-cell>
          <table:table-cell table:style-name="ce2" table:formula="of:=[.F109]-[.F147]" office:value-type="float" office:value="1747777996" calcext:value-type="float">
            <text:p>1747777996</text:p>
          </table:table-cell>
          <table:table-cell table:style-name="ce8" table:formula="of:=[.G109]/[.F147]" office:value-type="percentage" office:value="0.0800781624790344" calcext:value-type="percentage">
            <text:p>8,01%</text:p>
          </table:table-cell>
          <table:table-cell table:style-name="Gnumeric-default" office:value-type="string" calcext:value-type="string">
            <text:p>[25136232991, 22612881348, 22614079322, 25137471352, 2236772681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true_false.xmi</text:p>
          </table:table-cell>
          <table:table-cell table:style-name="Gnumeric-default" office:value-type="float" office:value="33" calcext:value-type="float">
            <text:p>33</text:p>
          </table:table-cell>
          <table:table-cell table:style-name="Gnumeric-default" office:value-type="float" office:value="24023354499" calcext:value-type="float">
            <text:p>24023354499</text:p>
          </table:table-cell>
          <table:table-cell table:style-name="ce2" table:formula="of:=[.F110]-[.F148]" office:value-type="float" office:value="2211150204" calcext:value-type="float">
            <text:p>2211150204</text:p>
          </table:table-cell>
          <table:table-cell table:style-name="ce8" table:formula="of:=[.G110]/[.F148]" office:value-type="percentage" office:value="0.101372157260917" calcext:value-type="percentage">
            <text:p>10,14%</text:p>
          </table:table-cell>
          <table:table-cell table:style-name="Gnumeric-default" office:value-type="string" calcext:value-type="string">
            <text:p>[23652582799, 22905691276, 23910035217, 25248714349, 2439974885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true_true.xmi</text:p>
          </table:table-cell>
          <table:table-cell table:style-name="Gnumeric-default" office:value-type="float" office:value="34" calcext:value-type="float">
            <text:p>34</text:p>
          </table:table-cell>
          <table:table-cell table:style-name="Gnumeric-default" office:value-type="float" office:value="23254927138" calcext:value-type="float">
            <text:p>23254927138</text:p>
          </table:table-cell>
          <table:table-cell table:style-name="ce2" table:formula="of:=[.F111]-[.F149]" office:value-type="float" office:value="1762969537" calcext:value-type="float">
            <text:p>1762969537</text:p>
          </table:table-cell>
          <table:table-cell table:style-name="ce8" table:formula="of:=[.G111]/[.F149]" office:value-type="percentage" office:value="0.082029267399912" calcext:value-type="percentage">
            <text:p>8,20%</text:p>
          </table:table-cell>
          <table:table-cell table:style-name="Gnumeric-default" office:value-type="string" calcext:value-type="string">
            <text:p>[23587677307, 24648398231, 23080757544, 22674523657, 22283278951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false_false.xmi</text:p>
          </table:table-cell>
          <table:table-cell table:style-name="Gnumeric-default" office:value-type="float" office:value="35" calcext:value-type="float">
            <text:p>35</text:p>
          </table:table-cell>
          <table:table-cell table:style-name="Gnumeric-default" office:value-type="float" office:value="16452782988" calcext:value-type="float">
            <text:p>16452782988</text:p>
          </table:table-cell>
          <table:table-cell table:style-name="ce2" table:formula="of:=[.F112]-[.F150]" office:value-type="float" office:value="2064263072" calcext:value-type="float">
            <text:p>2064263072</text:p>
          </table:table-cell>
          <table:table-cell table:style-name="ce8" table:formula="of:=[.G112]/[.F150]" office:value-type="percentage" office:value="0.143465977324363" calcext:value-type="percentage">
            <text:p>14,35%</text:p>
          </table:table-cell>
          <table:table-cell table:style-name="Gnumeric-default" office:value-type="string" calcext:value-type="string">
            <text:p>[15636926031, 17197152895, 16712240178, 15989572320, 16728023517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false_true.xmi</text:p>
          </table:table-cell>
          <table:table-cell table:style-name="Gnumeric-default" office:value-type="float" office:value="36" calcext:value-type="float">
            <text:p>36</text:p>
          </table:table-cell>
          <table:table-cell table:style-name="Gnumeric-default" office:value-type="float" office:value="16246231905" calcext:value-type="float">
            <text:p>16246231905</text:p>
          </table:table-cell>
          <table:table-cell table:style-name="ce2" table:formula="of:=[.F113]-[.F151]" office:value-type="float" office:value="1588111387" calcext:value-type="float">
            <text:p>1588111387</text:p>
          </table:table-cell>
          <table:table-cell table:style-name="ce8" table:formula="of:=[.G113]/[.F151]" office:value-type="percentage" office:value="0.108343452699125" calcext:value-type="percentage">
            <text:p>10,83%</text:p>
          </table:table-cell>
          <table:table-cell table:style-name="Gnumeric-default" office:value-type="string" calcext:value-type="string">
            <text:p>[16241129385, 16067403599, 16463975406, 16999579209, 1545907192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true_false.xmi</text:p>
          </table:table-cell>
          <table:table-cell table:style-name="Gnumeric-default" office:value-type="float" office:value="37" calcext:value-type="float">
            <text:p>37</text:p>
          </table:table-cell>
          <table:table-cell table:style-name="Gnumeric-default" office:value-type="float" office:value="14589993202" calcext:value-type="float">
            <text:p>14589993202</text:p>
          </table:table-cell>
          <table:table-cell table:style-name="ce2" table:formula="of:=[.F114]-[.F152]" office:value-type="float" office:value="722698639.25" calcext:value-type="float">
            <text:p>722698639,25</text:p>
          </table:table-cell>
          <table:table-cell table:style-name="ce8" table:formula="of:=[.G114]/[.F152]" office:value-type="percentage" office:value="0.0521153304979398" calcext:value-type="percentage">
            <text:p>5,21%</text:p>
          </table:table-cell>
          <table:table-cell table:style-name="Gnumeric-default" office:value-type="string" calcext:value-type="string">
            <text:p>[14416574116, 14713651388, 14423187944, 14264542455, 1513201011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ds_traces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true_true.xmi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Gnumeric-default" office:value-type="float" office:value="14939918081" calcext:value-type="float">
            <text:p>14939918081</text:p>
          </table:table-cell>
          <table:table-cell table:style-name="ce2" table:formula="of:=[.F115]-[.F153]" office:value-type="float" office:value="1070544682" calcext:value-type="float">
            <text:p>1070544682</text:p>
          </table:table-cell>
          <table:table-cell table:style-name="ce8" table:formula="of:=[.G115]/[.F153]" office:value-type="percentage" office:value="0.0771876746845094" calcext:value-type="percentage">
            <text:p>7,72%</text:p>
          </table:table-cell>
          <table:table-cell table:style-name="Gnumeric-default" office:value-type="string" calcext:value-type="string">
            <text:p>[14706410819, 14161780541, 15265686843, 14360643527, 1620506867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ce2" office:value-type="string" calcext:value-type="string">
            <text:p>fuml</text:p>
          </table:table-cell>
          <table:table-cell table:style-name="ce2" office:value-type="string" calcext:value-type="string">
            <text:p>no_trace</text:p>
          </table:table-cell>
          <table:table-cell table:style-name="ce2" office:value-type="string" calcext:value-type="string">
            <text:p>IBM/2557-2.uml</text:p>
          </table:table-cell>
          <table:table-cell table:style-name="ce2" office:value-type="string" calcext:value-type="string">
            <text:p>IBM/2557-2_parameter_1.xm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584843870" calcext:value-type="float">
            <text:p>15584843870</text:p>
          </table:table-cell>
          <table:table-cell table:style-name="ce2"/>
          <table:table-cell table:style-name="ce9"/>
          <table:table-cell table:style-name="ce2" office:value-type="string" calcext:value-type="string">
            <text:p>[15177971877, 14799921364, 15793451635, 16074524391, 16078350084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IBM/2557-2.uml</text:p>
          </table:table-cell>
          <table:table-cell table:style-name="Gnumeric-default" office:value-type="string" calcext:value-type="string">
            <text:p>IBM/2557-2_parameter_2.xmi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4" table:formula="of:=(15616929845+ 14426308081 + 16436759754 + 15623306814) /4" office:value-type="float" office:value="15525826123.5" calcext:value-type="float">
            <text:p>15525826123,5</text:p>
          </table:table-cell>
          <table:table-cell table:style-name="Gnumeric-default"/>
          <table:table-cell/>
          <table:table-cell table:style-name="Gnumeric-default" office:value-type="string" calcext:value-type="string">
            <text:p>[15616929845, 16494901067, 14426308081, 16436759754, 1562330681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IBM/2557-2.uml</text:p>
          </table:table-cell>
          <table:table-cell table:style-name="Gnumeric-default" office:value-type="string" calcext:value-type="string">
            <text:p>IBM/2557-2_parameter_3.xmi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5502731396" calcext:value-type="float">
            <text:p>15502731396</text:p>
          </table:table-cell>
          <table:table-cell table:style-name="Gnumeric-default"/>
          <table:table-cell/>
          <table:table-cell table:style-name="Gnumeric-default" office:value-type="string" calcext:value-type="string">
            <text:p>[15025981978, 15523276559, 15716810018, 15283091522, 1596449690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1_1.xmi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4497734316" calcext:value-type="float">
            <text:p>34497734316</text:p>
          </table:table-cell>
          <table:table-cell table:style-name="Gnumeric-default"/>
          <table:table-cell/>
          <table:table-cell table:style-name="Gnumeric-default" office:value-type="string" calcext:value-type="string">
            <text:p>[35736452354, 34468386803, 33306810615, 34395954005, 3458106780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1_2.xmi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33987221080" calcext:value-type="float">
            <text:p>33987221080</text:p>
          </table:table-cell>
          <table:table-cell table:style-name="Gnumeric-default"/>
          <table:table-cell/>
          <table:table-cell table:style-name="Gnumeric-default" office:value-type="string" calcext:value-type="string">
            <text:p>[33568342354, 34677895278, 32945225134, 34551022595, 3419362004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2_1.xmi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3772002258" calcext:value-type="float">
            <text:p>33772002258</text:p>
          </table:table-cell>
          <table:table-cell table:style-name="Gnumeric-default"/>
          <table:table-cell/>
          <table:table-cell table:style-name="Gnumeric-default" office:value-type="string" calcext:value-type="string">
            <text:p>[32153273961, 33454726204, 33891775881, 34335439400, 3502479584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3.uml</text:p>
          </table:table-cell>
          <table:table-cell table:style-name="Gnumeric-default" office:value-type="string" calcext:value-type="string">
            <text:p>Nokia/ExampleA/ExampleAV3_parameter_2_2.xmi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4311422291" calcext:value-type="float">
            <text:p>34311422291</text:p>
          </table:table-cell>
          <table:table-cell table:style-name="Gnumeric-default"/>
          <table:table-cell/>
          <table:table-cell table:style-name="Gnumeric-default" office:value-type="string" calcext:value-type="string">
            <text:p>[33967226375, 34162008633, 33777450304, 35130389705, 3452003643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1_1.xmi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4171347134" calcext:value-type="float">
            <text:p>14171347134</text:p>
          </table:table-cell>
          <table:table-cell table:style-name="Gnumeric-default"/>
          <table:table-cell/>
          <table:table-cell table:style-name="Gnumeric-default" office:value-type="string" calcext:value-type="string">
            <text:p>[14305844274, 14082910724, 14304709550, 13869616041, 1429365508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1_2.xmi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15066204951" calcext:value-type="float">
            <text:p>15066204951</text:p>
          </table:table-cell>
          <table:table-cell table:style-name="Gnumeric-default"/>
          <table:table-cell/>
          <table:table-cell table:style-name="Gnumeric-default" office:value-type="string" calcext:value-type="string">
            <text:p>[15041162319, 16328850794, 13850073686, 15183822883, 1492711507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2_1.xmi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15332356471" calcext:value-type="float">
            <text:p>15332356471</text:p>
          </table:table-cell>
          <table:table-cell table:style-name="Gnumeric-default"/>
          <table:table-cell/>
          <table:table-cell table:style-name="Gnumeric-default" office:value-type="string" calcext:value-type="string">
            <text:p>[14893975906, 16463434380, 15230130107, 15568583061, 1450565890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1.uml</text:p>
          </table:table-cell>
          <table:table-cell table:style-name="Gnumeric-default" office:value-type="string" calcext:value-type="string">
            <text:p>Nokia/ExampleA/ExampleAV1_parameter_2_2.xmi</text:p>
          </table:table-cell>
          <table:table-cell table:style-name="Gnumeric-default" office:value-type="float" office:value="11" calcext:value-type="float">
            <text:p>11</text:p>
          </table:table-cell>
          <table:table-cell table:style-name="Gnumeric-default" office:value-type="float" office:value="14772708573" calcext:value-type="float">
            <text:p>14772708573</text:p>
          </table:table-cell>
          <table:table-cell table:style-name="Gnumeric-default"/>
          <table:table-cell/>
          <table:table-cell table:style-name="Gnumeric-default" office:value-type="string" calcext:value-type="string">
            <text:p>[13839255447, 14723224071, 15505756353, 14608985688, 1518632130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1_1.xmi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17625677033" calcext:value-type="float">
            <text:p>17625677033</text:p>
          </table:table-cell>
          <table:table-cell table:style-name="Gnumeric-default"/>
          <table:table-cell/>
          <table:table-cell table:style-name="Gnumeric-default" office:value-type="string" calcext:value-type="string">
            <text:p>[17067063207, 17837045314, 17707671905, 17612040684, 17904564057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1_2.xmi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float" office:value="17887367489" calcext:value-type="float">
            <text:p>17887367489</text:p>
          </table:table-cell>
          <table:table-cell table:style-name="Gnumeric-default"/>
          <table:table-cell/>
          <table:table-cell table:style-name="Gnumeric-default" office:value-type="string" calcext:value-type="string">
            <text:p>[17361262447, 18602680888, 17808053769, 18563850365, 1710098998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2_1.xmi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17964162154" calcext:value-type="float">
            <text:p>17964162154</text:p>
          </table:table-cell>
          <table:table-cell table:style-name="Gnumeric-default"/>
          <table:table-cell/>
          <table:table-cell table:style-name="Gnumeric-default" office:value-type="string" calcext:value-type="string">
            <text:p>[17661649934, 17810007644, 18764681146, 18301049303, 1728342274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2.uml</text:p>
          </table:table-cell>
          <table:table-cell table:style-name="Gnumeric-default" office:value-type="string" calcext:value-type="string">
            <text:p>Nokia/ExampleA/ExampleAV2_parameter_2_2.xmi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18103114041" calcext:value-type="float">
            <text:p>18103114041</text:p>
          </table:table-cell>
          <table:table-cell table:style-name="Gnumeric-default"/>
          <table:table-cell/>
          <table:table-cell table:style-name="Gnumeric-default" office:value-type="string" calcext:value-type="string">
            <text:p>[17039303710, 18651523162, 17837663155, 17380923608, 19606156571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1.xmi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9655986217" calcext:value-type="float">
            <text:p>19655986217</text:p>
          </table:table-cell>
          <table:table-cell table:style-name="Gnumeric-default"/>
          <table:table-cell/>
          <table:table-cell table:style-name="Gnumeric-default" office:value-type="string" calcext:value-type="string">
            <text:p>[19950862726, 19742464484, 19098196649, 20287718597, 1920068863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2.xmi</text:p>
          </table:table-cell>
          <table:table-cell table:style-name="Gnumeric-default" office:value-type="float" office:value="17" calcext:value-type="float">
            <text:p>17</text:p>
          </table:table-cell>
          <table:table-cell table:style-name="Gnumeric-default" office:value-type="float" office:value="19165023994" calcext:value-type="float">
            <text:p>19165023994</text:p>
          </table:table-cell>
          <table:table-cell table:style-name="Gnumeric-default"/>
          <table:table-cell/>
          <table:table-cell table:style-name="Gnumeric-default" office:value-type="string" calcext:value-type="string">
            <text:p>[18968540690, 18481922576, 20794960284, 18344016213, 19235680207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IBM/2557-1.uml</text:p>
          </table:table-cell>
          <table:table-cell table:style-name="Gnumeric-default" office:value-type="string" calcext:value-type="string">
            <text:p>IBM/2557-1_parameter_3.xmi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float" office:value="19080036067" calcext:value-type="float">
            <text:p>19080036067</text:p>
          </table:table-cell>
          <table:table-cell table:style-name="Gnumeric-default"/>
          <table:table-cell/>
          <table:table-cell table:style-name="Gnumeric-default" office:value-type="string" calcext:value-type="string">
            <text:p>[18766240335, 18504075900, 18672494756, 19676644054, 1978072529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false_false.xmi</text:p>
          </table:table-cell>
          <table:table-cell table:style-name="Gnumeric-default" office:value-type="float" office:value="19" calcext:value-type="float">
            <text:p>19</text:p>
          </table:table-cell>
          <table:table-cell table:style-name="Gnumeric-default" office:value-type="float" office:value="14465726560" calcext:value-type="float">
            <text:p>14465726560</text:p>
          </table:table-cell>
          <table:table-cell table:style-name="Gnumeric-default"/>
          <table:table-cell/>
          <table:table-cell table:style-name="Gnumeric-default" office:value-type="string" calcext:value-type="string">
            <text:p>[14281122129, 14184972046, 14675956006, 14840759615, 1434582300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false_true.xmi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float" office:value="15013395093" calcext:value-type="float">
            <text:p>15013395093</text:p>
          </table:table-cell>
          <table:table-cell table:style-name="Gnumeric-default"/>
          <table:table-cell/>
          <table:table-cell table:style-name="Gnumeric-default" office:value-type="string" calcext:value-type="string">
            <text:p>[14699972691, 14706423808, 14782001166, 15782714984, 1509586282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true_false.xmi</text:p>
          </table:table-cell>
          <table:table-cell table:style-name="Gnumeric-default" office:value-type="float" office:value="21" calcext:value-type="float">
            <text:p>21</text:p>
          </table:table-cell>
          <table:table-cell table:style-name="Gnumeric-default" office:value-type="float" office:value="13724976930" calcext:value-type="float">
            <text:p>13724976930</text:p>
          </table:table-cell>
          <table:table-cell table:style-name="Gnumeric-default"/>
          <table:table-cell/>
          <table:table-cell table:style-name="Gnumeric-default" office:value-type="string" calcext:value-type="string">
            <text:p>[13536176796, 13252499216, 13891509372, 14352484602, 13592214667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2.uml</text:p>
          </table:table-cell>
          <table:table-cell table:style-name="Gnumeric-default" office:value-type="string" calcext:value-type="string">
            <text:p>anonCompany/ExampleB/ExampleBV2_parameter_true_true.xmi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13905193822" calcext:value-type="float">
            <text:p>13905193822</text:p>
          </table:table-cell>
          <table:table-cell table:style-name="Gnumeric-default"/>
          <table:table-cell/>
          <table:table-cell table:style-name="Gnumeric-default" office:value-type="string" calcext:value-type="string">
            <text:p>[14350310057, 15158187793, 13335139263, 12945719461, 1373661254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1_1.xmi</text:p>
          </table:table-cell>
          <table:table-cell table:style-name="Gnumeric-default" office:value-type="float" office:value="23" calcext:value-type="float">
            <text:p>23</text:p>
          </table:table-cell>
          <table:table-cell table:style-name="Gnumeric-default" office:value-type="float" office:value="32870537755" calcext:value-type="float">
            <text:p>32870537755</text:p>
          </table:table-cell>
          <table:table-cell table:style-name="Gnumeric-default"/>
          <table:table-cell/>
          <table:table-cell table:style-name="Gnumeric-default" office:value-type="string" calcext:value-type="string">
            <text:p>[32046783076, 33586180112, 33177038519, 33271745507, 3227094156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1_2.xmi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Gnumeric-default" office:value-type="float" office:value="32931205198" calcext:value-type="float">
            <text:p>32931205198</text:p>
          </table:table-cell>
          <table:table-cell table:style-name="Gnumeric-default"/>
          <table:table-cell/>
          <table:table-cell table:style-name="Gnumeric-default" office:value-type="string" calcext:value-type="string">
            <text:p>[33647352809, 32701963350, 31427354092, 32142331534, 3473702420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2_1.xmi</text:p>
          </table:table-cell>
          <table:table-cell table:style-name="Gnumeric-default" office:value-type="float" office:value="25" calcext:value-type="float">
            <text:p>25</text:p>
          </table:table-cell>
          <table:table-cell table:style-name="Gnumeric-default" office:value-type="float" office:value="32692044790" calcext:value-type="float">
            <text:p>32692044790</text:p>
          </table:table-cell>
          <table:table-cell table:style-name="Gnumeric-default"/>
          <table:table-cell/>
          <table:table-cell table:style-name="Gnumeric-default" office:value-type="string" calcext:value-type="string">
            <text:p>[32310120557, 32571199844, 32931729077, 33094396975, 3255277749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Nokia/ExampleA/ExampleAV4.uml</text:p>
          </table:table-cell>
          <table:table-cell table:style-name="Gnumeric-default" office:value-type="string" calcext:value-type="string">
            <text:p>Nokia/ExampleA/ExampleAV4_parameter_2_2.xmi</text:p>
          </table:table-cell>
          <table:table-cell table:style-name="Gnumeric-default" office:value-type="float" office:value="26" calcext:value-type="float">
            <text:p>26</text:p>
          </table:table-cell>
          <table:table-cell table:style-name="Gnumeric-default" office:value-type="float" office:value="32697370694" calcext:value-type="float">
            <text:p>32697370694</text:p>
          </table:table-cell>
          <table:table-cell table:style-name="Gnumeric-default"/>
          <table:table-cell/>
          <table:table-cell table:style-name="Gnumeric-default" office:value-type="string" calcext:value-type="string">
            <text:p>[32660233336, 33432405366, 32480323592, 31534603730, 33379287449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false_false.xmi</text:p>
          </table:table-cell>
          <table:table-cell table:style-name="Gnumeric-default" office:value-type="float" office:value="27" calcext:value-type="float">
            <text:p>27</text:p>
          </table:table-cell>
          <table:table-cell table:style-name="ce4" office:value-type="float" office:value="25658239762" calcext:value-type="float">
            <text:p>25658239762</text:p>
          </table:table-cell>
          <table:table-cell table:style-name="Gnumeric-default"/>
          <table:table-cell/>
          <table:table-cell table:style-name="Gnumeric-default" office:value-type="string" calcext:value-type="string">
            <text:p>[26064234424, 26109895894, 25629719974, 24829108756, 2699389465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false_true.xmi</text:p>
          </table:table-cell>
          <table:table-cell table:style-name="Gnumeric-default" office:value-type="float" office:value="28" calcext:value-type="float">
            <text:p>28</text:p>
          </table:table-cell>
          <table:table-cell table:style-name="Gnumeric-default" office:value-type="float" office:value="25164181292" calcext:value-type="float">
            <text:p>25164181292</text:p>
          </table:table-cell>
          <table:table-cell table:style-name="Gnumeric-default"/>
          <table:table-cell/>
          <table:table-cell table:style-name="Gnumeric-default" office:value-type="string" calcext:value-type="string">
            <text:p>[25177456585, 25208828737, 24718160009, 24513724946, 26202736184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true_false.xmi</text:p>
          </table:table-cell>
          <table:table-cell table:style-name="Gnumeric-default" office:value-type="float" office:value="29" calcext:value-type="float">
            <text:p>29</text:p>
          </table:table-cell>
          <table:table-cell table:style-name="Gnumeric-default" office:value-type="float" office:value="23213557130" calcext:value-type="float">
            <text:p>23213557130</text:p>
          </table:table-cell>
          <table:table-cell table:style-name="Gnumeric-default"/>
          <table:table-cell/>
          <table:table-cell table:style-name="Gnumeric-default" office:value-type="string" calcext:value-type="string">
            <text:p>[23662854269, 22914027922, 23291928658, 22963262014, 2323571279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false_true_true.xmi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Gnumeric-default" office:value-type="float" office:value="23248704777" calcext:value-type="float">
            <text:p>23248704777</text:p>
          </table:table-cell>
          <table:table-cell table:style-name="Gnumeric-default"/>
          <table:table-cell/>
          <table:table-cell table:style-name="Gnumeric-default" office:value-type="string" calcext:value-type="string">
            <text:p>[22801286740, 23578522047, 23915411935, 22572201730, 23376101435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false_false.xmi</text:p>
          </table:table-cell>
          <table:table-cell table:style-name="Gnumeric-default" office:value-type="float" office:value="31" calcext:value-type="float">
            <text:p>31</text:p>
          </table:table-cell>
          <table:table-cell table:style-name="Gnumeric-default" office:value-type="float" office:value="22215726920" calcext:value-type="float">
            <text:p>22215726920</text:p>
          </table:table-cell>
          <table:table-cell table:style-name="Gnumeric-default"/>
          <table:table-cell/>
          <table:table-cell table:style-name="Gnumeric-default" office:value-type="string" calcext:value-type="string">
            <text:p>[21230504722, 23201895409, 22192835066, 22273562655, 22179836748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false_true.xmi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1825900369" calcext:value-type="float">
            <text:p>21825900369</text:p>
          </table:table-cell>
          <table:table-cell table:style-name="Gnumeric-default"/>
          <table:table-cell/>
          <table:table-cell table:style-name="Gnumeric-default" office:value-type="string" calcext:value-type="string">
            <text:p>[20793632288, 21056765653, 22064655606, 23291963438, 21922484861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true_false.xmi</text:p>
          </table:table-cell>
          <table:table-cell table:style-name="Gnumeric-default" office:value-type="float" office:value="33" calcext:value-type="float">
            <text:p>33</text:p>
          </table:table-cell>
          <table:table-cell table:style-name="Gnumeric-default" office:value-type="float" office:value="21812204295" calcext:value-type="float">
            <text:p>21812204295</text:p>
          </table:table-cell>
          <table:table-cell table:style-name="Gnumeric-default"/>
          <table:table-cell/>
          <table:table-cell table:style-name="Gnumeric-default" office:value-type="string" calcext:value-type="string">
            <text:p>[20409261156, 22569940591, 22946272277, 21622299011, 2151324844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3.uml</text:p>
          </table:table-cell>
          <table:table-cell table:style-name="Gnumeric-default" office:value-type="string" calcext:value-type="string">
            <text:p>anonCompany/ExampleB/ExampleBV3_parameter_true_true_true.xmi</text:p>
          </table:table-cell>
          <table:table-cell table:style-name="Gnumeric-default" office:value-type="float" office:value="34" calcext:value-type="float">
            <text:p>34</text:p>
          </table:table-cell>
          <table:table-cell table:style-name="Gnumeric-default" office:value-type="float" office:value="21491957601" calcext:value-type="float">
            <text:p>21491957601</text:p>
          </table:table-cell>
          <table:table-cell table:style-name="Gnumeric-default"/>
          <table:table-cell/>
          <table:table-cell table:style-name="Gnumeric-default" office:value-type="string" calcext:value-type="string">
            <text:p>[20918664455, 22482736135, 21684712605, 21134497572, 21239177242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false_false.xmi</text:p>
          </table:table-cell>
          <table:table-cell table:style-name="Gnumeric-default" office:value-type="float" office:value="35" calcext:value-type="float">
            <text:p>35</text:p>
          </table:table-cell>
          <table:table-cell office:value-type="float" office:value="14388519916" calcext:value-type="float">
            <text:p>14388519916</text:p>
          </table:table-cell>
          <table:table-cell table:style-name="Gnumeric-default"/>
          <table:table-cell/>
          <table:table-cell table:style-name="Gnumeric-default" office:value-type="string" calcext:value-type="string">
            <text:p>[14619495928, 14071314258, 15029561468, 13394487207, 14827740723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false_true.xmi</text:p>
          </table:table-cell>
          <table:table-cell table:style-name="Gnumeric-default" office:value-type="float" office:value="36" calcext:value-type="float">
            <text:p>36</text:p>
          </table:table-cell>
          <table:table-cell office:value-type="float" office:value="14658120518" calcext:value-type="float">
            <text:p>14658120518</text:p>
          </table:table-cell>
          <table:table-cell table:style-name="Gnumeric-default"/>
          <table:table-cell/>
          <table:table-cell table:style-name="Gnumeric-default" office:value-type="string" calcext:value-type="string">
            <text:p>[13661993077, 14343345899, 15386688306, 14692150476, 1520642483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true_false.xmi</text:p>
          </table:table-cell>
          <table:table-cell table:style-name="Gnumeric-default" office:value-type="float" office:value="37" calcext:value-type="float">
            <text:p>37</text:p>
          </table:table-cell>
          <table:table-cell table:formula="of:=(13100577260+ 14010577340+ 14435563055+ 13922460596)/4" office:value-type="float" office:value="13867294562.75" calcext:value-type="float">
            <text:p>13867294562,75</text:p>
          </table:table-cell>
          <table:table-cell table:style-name="Gnumeric-default"/>
          <table:table-cell/>
          <table:table-cell table:style-name="Gnumeric-default" office:value-type="string" calcext:value-type="string">
            <text:p>[13100577260, 16063331682, 14010577340, 14435563055, 13922460596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>
          <table:table-cell table:style-name="Gnumeric-default" office:value-type="string" calcext:value-type="string">
            <text:p>fuml</text:p>
          </table:table-cell>
          <table:table-cell table:style-name="Gnumeric-default" office:value-type="string" calcext:value-type="string">
            <text:p>no_trace</text:p>
          </table:table-cell>
          <table:table-cell table:style-name="Gnumeric-default" office:value-type="string" calcext:value-type="string">
            <text:p>anonCompany/ExampleB/ExampleBV1.uml</text:p>
          </table:table-cell>
          <table:table-cell table:style-name="Gnumeric-default" office:value-type="string" calcext:value-type="string">
            <text:p>anonCompany/ExampleB/ExampleBV1_parameter_true_true.xmi</text:p>
          </table:table-cell>
          <table:table-cell table:style-name="Gnumeric-default" office:value-type="float" office:value="38" calcext:value-type="float">
            <text:p>38</text:p>
          </table:table-cell>
          <table:table-cell office:value-type="float" office:value="13869373399" calcext:value-type="float">
            <text:p>13869373399</text:p>
          </table:table-cell>
          <table:table-cell table:style-name="Gnumeric-default"/>
          <table:table-cell/>
          <table:table-cell table:style-name="Gnumeric-default" office:value-type="string" calcext:value-type="string">
            <text:p>[13393002010, 13887730075, 14459319209, 13778888051, 13827927650]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013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results.$A$1" table:expression="#REF!"/>
          <table:named-expression table:name="Sheet_Title" table:base-cell-address="$results.$A$1" table:expression="&quot;results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1:31:10.534954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result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Erwan Bousse</dc:creator>
    <dc:date>2016-06-20T11:59:38.030196219</dc:date>
    <meta:editing-cycles>22</meta:editing-cycles>
    <meta:editing-duration>PT1H34M28S</meta:editing-duration>
    <meta:generator>LibreOffice/5.0.6.2$Linux_X86_64 LibreOffice_project/00$Build-2</meta:generator>
    <meta:document-statistic meta:table-count="1" meta:cell-count="16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loext:min-decimal-places="0" number:min-integer-digits="1"/>
      <number:text>%</number:text>
    </number:percentage-style>
    <number:percentage-style style:name="N10011" number:language="fr" number:country="F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010">
      <style:chart-properties chart:display-label="true" chart:logarithmic="false" chart:minimum="-0.02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11">
      <style:chart-properties chart:link-data-style-to-source="true"/>
      <style:graphic-properties draw:fill-color="#d9d9d9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fill-color="#7f7f7f"/>
      <style:text-properties fo:font-size="10pt" style:font-size-asian="10pt" style:font-size-complex="10pt"/>
    </style:style>
    <style:style style:name="ch11" style:family="chart" style:data-style-name="N10011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797cm" svg:height="8.156cm" xlink:href=".." xlink:type="simple" chart:class="chart:bar" chart:style-name="ch1">
        <chart:legend svg:x="8.736cm" svg:y="7.486cm" style:legend-expansion="custom" chartooo:width="13.006cm" chartooo:height="0.536cm" style:legend-expansion-aspect-ratio="24.2649253731343" chart:style-name="ch2"/>
        <chart:plot-area chart:style-name="ch3" table:cell-range-address="results.E2:results.E39 results.Q5:results.Q7 results.H2:results.H115" chart:data-source-has-labels="both" svg:x="0.844cm" svg:y="0.144cm" svg:width="27.371cm" svg:height="6.858cm">
          <chartooo:coordinate-region svg:x="1.783cm" svg:y="0.343cm" svg:width="26.432cm" svg:height="6.46cm"/>
          <chart:axis chart:dimension="x" chart:name="primary-x" chart:style-name="ch4" chartooo:axis-type="auto">
            <chartooo:date-scale/>
            <chart:title svg:x="14.116cm" svg:y="6.925cm" chart:style-name="ch5">
              <text:p>Model ID</text:p>
            </chart:title>
            <chart:categories table:cell-range-address="results.E2:results.E39"/>
          </chart:axis>
          <chart:axis chart:dimension="y" chart:name="primary-y" chart:style-name="ch6">
            <chart:title svg:x="0.124cm" svg:y="5.604cm" chart:style-name="ch7">
              <text:p>Trace construction overhead</text:p>
            </chart:title>
            <chart:grid chart:style-name="ch8" chart:class="major"/>
          </chart:axis>
          <chart:series chart:style-name="ch9" chart:values-cell-range-address="results.H40:results.H77" chart:label-cell-address="results.Q5:results.Q5" chart:class="chart:bar">
            <chart:data-point chart:repeated="38"/>
          </chart:series>
          <chart:series chart:style-name="ch10" chart:values-cell-range-address="results.H78:results.H115" chart:label-cell-address="results.Q6:results.Q6" chart:class="chart:bar">
            <chart:data-point chart:repeated="38"/>
          </chart:series>
          <chart:series chart:style-name="ch11" chart:values-cell-range-address="results.H2:results.H39" chart:label-cell-address="results.Q7:results.Q7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neric trace</text:p>
                <draw:g>
                  <svg:desc>results.Q5:results.Q5</svg:desc>
                </draw:g>
              </table:table-cell>
              <table:table-cell office:value-type="string">
                <text:p>domain-specific trace</text:p>
                <draw:g>
                  <svg:desc>results.Q6:results.Q6</svg:desc>
                </draw:g>
              </table:table-cell>
              <table:table-cell office:value-type="string">
                <text:p>customized trace domain-specific trace</text:p>
                <draw:g>
                  <svg:desc>results.Q7:results.Q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E2:results.E39</svg:desc>
                </draw:g>
              </table:table-cell>
              <table:table-cell office:value-type="float" office:value="0.0618035783376763">
                <text:p>0.0618035783376763</text:p>
                <draw:g>
                  <svg:desc>results.H40:results.H77</svg:desc>
                </draw:g>
              </table:table-cell>
              <table:table-cell office:value-type="float" office:value="0.102068475389866">
                <text:p>0.102068475389866</text:p>
                <draw:g>
                  <svg:desc>results.H78:results.H115</svg:desc>
                </draw:g>
              </table:table-cell>
              <table:table-cell office:value-type="float" office:value="0.0236801238163447">
                <text:p>0.0236801238163447</text:p>
                <draw:g>
                  <svg:desc>results.H2:results.H3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22932183474031">
                <text:p>0.0522932183474031</text:p>
              </table:table-cell>
              <table:table-cell office:value-type="float" office:value="0.0645029287674542">
                <text:p>0.0645029287674542</text:p>
              </table:table-cell>
              <table:table-cell office:value-type="float" office:value="-0.0153326929985182">
                <text:p>-0.01533269299851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98800862381916">
                <text:p>0.0398800862381916</text:p>
              </table:table-cell>
              <table:table-cell office:value-type="float" office:value="0.0764009987495238">
                <text:p>0.0764009987495238</text:p>
              </table:table-cell>
              <table:table-cell office:value-type="float" office:value="0.0226913496089318">
                <text:p>0.02269134960893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56424930569925">
                <text:p>0.0456424930569925</text:p>
              </table:table-cell>
              <table:table-cell office:value-type="float" office:value="0.0538063264966099">
                <text:p>0.0538063264966099</text:p>
              </table:table-cell>
              <table:table-cell office:value-type="float" office:value="0.000513026039272138">
                <text:p>0.0005130260392721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03281998894156">
                <text:p>0.0603281998894156</text:p>
              </table:table-cell>
              <table:table-cell office:value-type="float" office:value="0.0659258818402931">
                <text:p>0.0659258818402931</text:p>
              </table:table-cell>
              <table:table-cell office:value-type="float" office:value="0.00399011077371672">
                <text:p>0.003990110773716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806278591419606">
                <text:p>0.0806278591419606</text:p>
              </table:table-cell>
              <table:table-cell office:value-type="float" office:value="0.0770023465927011">
                <text:p>0.0770023465927011</text:p>
              </table:table-cell>
              <table:table-cell office:value-type="float" office:value="0.00499413699879304">
                <text:p>0.004994136998793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02898939150829">
                <text:p>0.0602898939150829</text:p>
              </table:table-cell>
              <table:table-cell office:value-type="float" office:value="0.0502108463586454">
                <text:p>0.0502108463586454</text:p>
              </table:table-cell>
              <table:table-cell office:value-type="float" office:value="-0.00835332792587791">
                <text:p>-0.008353327925877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05213366301835">
                <text:p>0.105213366301835</text:p>
              </table:table-cell>
              <table:table-cell office:value-type="float" office:value="0.118088931290447">
                <text:p>0.118088931290447</text:p>
              </table:table-cell>
              <table:table-cell office:value-type="float" office:value="0.0508398476296897">
                <text:p>0.050839847629689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40230081269389">
                <text:p>0.0440230081269389</text:p>
              </table:table-cell>
              <table:table-cell office:value-type="float" office:value="0.0264648225811859">
                <text:p>0.0264648225811859</text:p>
              </table:table-cell>
              <table:table-cell office:value-type="float" office:value="-0.00649472093790316">
                <text:p>-0.006494720937903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17936741682217">
                <text:p>0.0617936741682217</text:p>
              </table:table-cell>
              <table:table-cell office:value-type="float" office:value="0.0320660113094758">
                <text:p>0.0320660113094758</text:p>
              </table:table-cell>
              <table:table-cell office:value-type="float" office:value="-0.0028572405737409">
                <text:p>-0.002857240573740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17620880992384">
                <text:p>0.117620880992384</text:p>
              </table:table-cell>
              <table:table-cell office:value-type="float" office:value="0.11972896942086">
                <text:p>0.11972896942086</text:p>
              </table:table-cell>
              <table:table-cell office:value-type="float" office:value="0.000281008318785035">
                <text:p>0.00028100831878503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19942879643255">
                <text:p>0.119942879643255</text:p>
              </table:table-cell>
              <table:table-cell office:value-type="float" office:value="0.135458902232797">
                <text:p>0.135458902232797</text:p>
              </table:table-cell>
              <table:table-cell office:value-type="float" office:value="0.056989612093728">
                <text:p>0.0569896120937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820072269942505">
                <text:p>0.0820072269942505</text:p>
              </table:table-cell>
              <table:table-cell office:value-type="float" office:value="0.0729033515301755">
                <text:p>0.0729033515301755</text:p>
              </table:table-cell>
              <table:table-cell office:value-type="float" office:value="0.0195850175949835">
                <text:p>0.019585017594983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25406958292145">
                <text:p>0.125406958292145</text:p>
              </table:table-cell>
              <table:table-cell office:value-type="float" office:value="0.0888269828740492">
                <text:p>0.0888269828740492</text:p>
              </table:table-cell>
              <table:table-cell office:value-type="float" office:value="0.0010388519008021">
                <text:p>0.00103885190080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563394030822589">
                <text:p>0.0563394030822589</text:p>
              </table:table-cell>
              <table:table-cell office:value-type="float" office:value="0.0788125452211529">
                <text:p>0.0788125452211529</text:p>
              </table:table-cell>
              <table:table-cell office:value-type="float" office:value="-0.0128189935982517">
                <text:p>-0.012818993598251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998808114396227">
                <text:p>0.0998808114396227</text:p>
              </table:table-cell>
              <table:table-cell office:value-type="float" office:value="0.0642388684068134">
                <text:p>0.0642388684068134</text:p>
              </table:table-cell>
              <table:table-cell office:value-type="float" office:value="0.00816085157107332">
                <text:p>0.0081608515710733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462010309654298">
                <text:p>0.0462010309654298</text:p>
              </table:table-cell>
              <table:table-cell office:value-type="float" office:value="0.0981631896515746">
                <text:p>0.0981631896515746</text:p>
              </table:table-cell>
              <table:table-cell office:value-type="float" office:value="0.00734330507721043">
                <text:p>0.007343305077210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606081707046702">
                <text:p>0.0606081707046702</text:p>
              </table:table-cell>
              <table:table-cell office:value-type="float" office:value="0.064180779045694">
                <text:p>0.064180779045694</text:p>
              </table:table-cell>
              <table:table-cell office:value-type="float" office:value="0.00877149437308765">
                <text:p>0.008771494373087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01239087986743">
                <text:p>0.101239087986743</text:p>
              </table:table-cell>
              <table:table-cell office:value-type="float" office:value="0.0764226782121616">
                <text:p>0.0764226782121616</text:p>
              </table:table-cell>
              <table:table-cell office:value-type="float" office:value="0.0351717707292263">
                <text:p>0.03517177072922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06335468047754">
                <text:p>0.0706335468047754</text:p>
              </table:table-cell>
              <table:table-cell office:value-type="float" office:value="0.0967740054131672">
                <text:p>0.0967740054131672</text:p>
              </table:table-cell>
              <table:table-cell office:value-type="float" office:value="-0.00595479186727615">
                <text:p>-0.0059547918672761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490305447092653">
                <text:p>0.0490305447092653</text:p>
              </table:table-cell>
              <table:table-cell office:value-type="float" office:value="0.0858571128396061">
                <text:p>0.0858571128396061</text:p>
              </table:table-cell>
              <table:table-cell office:value-type="float" office:value="0.0219760687058583">
                <text:p>0.02197606870585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753782296325621">
                <text:p>0.0753782296325621</text:p>
              </table:table-cell>
              <table:table-cell office:value-type="float" office:value="0.0551819982391037">
                <text:p>0.0551819982391037</text:p>
              </table:table-cell>
              <table:table-cell office:value-type="float" office:value="0.0132658908147077">
                <text:p>0.013265890814707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514847822574055">
                <text:p>0.0514847822574055</text:p>
              </table:table-cell>
              <table:table-cell office:value-type="float" office:value="0.0508032502068204">
                <text:p>0.0508032502068204</text:p>
              </table:table-cell>
              <table:table-cell office:value-type="float" office:value="-0.00197235203400767">
                <text:p>-0.0019723520340076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469561391908582">
                <text:p>0.0469561391908582</text:p>
              </table:table-cell>
              <table:table-cell office:value-type="float" office:value="0.0327610044489207">
                <text:p>0.0327610044489207</text:p>
              </table:table-cell>
              <table:table-cell office:value-type="float" office:value="0.00183702906213934">
                <text:p>0.0018370290621393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72077106284914">
                <text:p>0.072077106284914</text:p>
              </table:table-cell>
              <table:table-cell office:value-type="float" office:value="0.0635749400305407">
                <text:p>0.0635749400305407</text:p>
              </table:table-cell>
              <table:table-cell office:value-type="float" office:value="-0.0068869512276231">
                <text:p>-0.006886951227623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508759500440583">
                <text:p>0.0508759500440583</text:p>
              </table:table-cell>
              <table:table-cell office:value-type="float" office:value="0.0476912626581974">
                <text:p>0.0476912626581974</text:p>
              </table:table-cell>
              <table:table-cell office:value-type="float" office:value="0.0022708688014974">
                <text:p>0.002270868801497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626062699896911">
                <text:p>0.0626062699896911</text:p>
              </table:table-cell>
              <table:table-cell office:value-type="float" office:value="0.0622781799851512">
                <text:p>0.0622781799851512</text:p>
              </table:table-cell>
              <table:table-cell office:value-type="float" office:value="-0.0130724405536483">
                <text:p>-0.013072440553648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933493943531076">
                <text:p>0.0933493943531076</text:p>
              </table:table-cell>
              <table:table-cell office:value-type="float" office:value="0.0589954900886032">
                <text:p>0.0589954900886032</text:p>
              </table:table-cell>
              <table:table-cell office:value-type="float" office:value="0.0328966530400563">
                <text:p>0.032896653040056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785384115321063">
                <text:p>0.0785384115321063</text:p>
              </table:table-cell>
              <table:table-cell office:value-type="float" office:value="0.0592463384778979">
                <text:p>0.0592463384778979</text:p>
              </table:table-cell>
              <table:table-cell office:value-type="float" office:value="-0.000497375604063659">
                <text:p>-0.0004973756040636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679077075537506">
                <text:p>0.0679077075537506</text:p>
              </table:table-cell>
              <table:table-cell office:value-type="float" office:value="0.0632212259606861">
                <text:p>0.0632212259606861</text:p>
              </table:table-cell>
              <table:table-cell office:value-type="float" office:value="0.010197486194351">
                <text:p>0.01019748619435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566635556213436">
                <text:p>0.0566635556213436</text:p>
              </table:table-cell>
              <table:table-cell office:value-type="float" office:value="0.0688913510465495">
                <text:p>0.0688913510465495</text:p>
              </table:table-cell>
              <table:table-cell office:value-type="float" office:value="0.00275980165856306">
                <text:p>0.0027598016585630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925096157255349">
                <text:p>0.0925096157255349</text:p>
              </table:table-cell>
              <table:table-cell office:value-type="float" office:value="0.0800781624790344">
                <text:p>0.0800781624790344</text:p>
              </table:table-cell>
              <table:table-cell office:value-type="float" office:value="0.000710777596237638">
                <text:p>0.00071077759623763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602264020744172">
                <text:p>0.0602264020744172</text:p>
              </table:table-cell>
              <table:table-cell office:value-type="float" office:value="0.101372157260917">
                <text:p>0.101372157260917</text:p>
              </table:table-cell>
              <table:table-cell office:value-type="float" office:value="-0.00846893388222779">
                <text:p>-0.0084689338822277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762571071200951">
                <text:p>0.0762571071200951</text:p>
              </table:table-cell>
              <table:table-cell office:value-type="float" office:value="0.082029267399912">
                <text:p>0.082029267399912</text:p>
              </table:table-cell>
              <table:table-cell office:value-type="float" office:value="0.0311016556243764">
                <text:p>0.03110165562437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41908750581737">
                <text:p>0.141908750581737</text:p>
              </table:table-cell>
              <table:table-cell office:value-type="float" office:value="0.143465977324363">
                <text:p>0.143465977324363</text:p>
              </table:table-cell>
              <table:table-cell office:value-type="float" office:value="-0.0101596868095825">
                <text:p>-0.010159686809582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50979423677297">
                <text:p>0.150979423677297</text:p>
              </table:table-cell>
              <table:table-cell office:value-type="float" office:value="0.108343452699125">
                <text:p>0.108343452699125</text:p>
              </table:table-cell>
              <table:table-cell office:value-type="float" office:value="0.0326863539163596">
                <text:p>0.032686353916359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129767390034667">
                <text:p>0.129767390034667</text:p>
              </table:table-cell>
              <table:table-cell office:value-type="float" office:value="0.0521153304979398">
                <text:p>0.0521153304979398</text:p>
              </table:table-cell>
              <table:table-cell office:value-type="float" office:value="0.00991496608280987">
                <text:p>0.0099149660828098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1823221574799">
                <text:p>0.11823221574799</text:p>
              </table:table-cell>
              <table:table-cell office:value-type="float" office:value="0.0771876746845094">
                <text:p>0.0771876746845094</text:p>
              </table:table-cell>
              <table:table-cell office:value-type="float" office:value="0.0152929734385328">
                <text:p>0.0152929734385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